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border="0.74pt solid #000000"/>
    </style:style>
    <style:style style:name="ce5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7]/60000" office:value-type="float" office:value="588.07225" calcext:value-type="float">
            <text:p>588.07225</text:p>
          </table:table-cell>
          <table:table-cell table:formula="of:=[.S37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37]" office:value-type="float" office:value="0.99" calcext:value-type="float">
            <text:p>0.99</text:p>
          </table:table-cell>
          <table:table-cell table:style-name="ce5" table:formula="of:=[.E37]" office:value-type="float" office:value="2.5" calcext:value-type="float">
            <text:p>2.5</text:p>
          </table:table-cell>
          <table:table-cell table:style-name="ce5" table:formula="of:=[.F37]" office:value-type="float" office:value="1" calcext:value-type="float">
            <text:p>1</text:p>
          </table:table-cell>
          <table:table-cell table:style-name="ce5" table:formula="of:=AVERAGE([.G2:.G37])" office:value-type="float" office:value="0.0825867166666667" calcext:value-type="float">
            <text:p>0.082586716666667</text:p>
          </table:table-cell>
          <table:table-cell table:style-name="ce5" table:formula="of:=AVERAGE([.H2:.H37])" office:value-type="float" office:value="0.0198261194444444" calcext:value-type="float">
            <text:p>0.019826119444444</text:p>
          </table:table-cell>
          <table:table-cell table:style-name="ce5" table:formula="of:=AVERAGE([.I2:.I37])" office:value-type="float" office:value="0.0196974" calcext:value-type="float">
            <text:p>0.0196974</text:p>
          </table:table-cell>
          <table:table-cell table:style-name="ce5" table:formula="of:=AVERAGE([.J2:.J37])" office:value-type="float" office:value="0.0254221972222222" calcext:value-type="float">
            <text:p>0.025422197222222</text:p>
          </table:table-cell>
          <table:table-cell table:style-name="ce5" table:formula="of:=AVERAGE([.K2:.K37])" office:value-type="float" office:value="0.132777777777778" calcext:value-type="float">
            <text:p>0.132777777777778</text:p>
          </table:table-cell>
          <table:table-cell table:style-name="ce5" table:formula="of:=AVERAGE([.L2:.L37])" office:value-type="float" office:value="0.0230724583333333" calcext:value-type="float">
            <text:p>0.023072458333333</text:p>
          </table:table-cell>
          <table:table-cell table:style-name="ce5" table:formula="of:=AVERAGE([.M2:.M37])" office:value-type="float" office:value="0" calcext:value-type="float">
            <text:p>0</text:p>
          </table:table-cell>
          <table:table-cell table:style-name="ce5" table:formula="of:=AVERAGE([.N2:.N37])" office:value-type="float" office:value="1" calcext:value-type="float">
            <text:p>1</text:p>
          </table:table-cell>
          <table:table-cell table:style-name="ce5" table:formula="of:=AVERAGE([.O2:.O37])" office:value-type="float" office:value="980120.416666667" calcext:value-type="float">
            <text:p>980120.416666667</text:p>
          </table:table-cell>
          <table:table-cell table:style-name="ce5" table:formula="of:=AVERAGE([.P2:.P37])" office:value-type="float" office:value="4.28836615647049" calcext:value-type="float">
            <text:p>4.28836615647049</text:p>
          </table:table-cell>
          <table:table-cell table:style-name="ce5" table:formula="of:=AVERAGE([.Q2:.Q37])" office:value-type="float" office:value="1.29172199337357" calcext:value-type="float">
            <text:p>1.29172199337357</text:p>
          </table:table-cell>
          <table:table-cell table:formula="of:=SUM([.O2:.O37])" office:value-type="float" office:value="35284335" calcext:value-type="float">
            <text:p>35284335</text:p>
          </table:table-cell>
          <table:table-cell table:formula="of:=[.R38]/60000" office:value-type="float" office:value="588.07225" calcext:value-type="float">
            <text:p>588.07225</text:p>
          </table:table-cell>
          <table:table-cell table:formula="of:=[.S38]/60" office:value-type="float" office:value="9.80120416666667" calcext:value-type="float">
            <text:p>9.801204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formula="of:=[.G40]/[.I40]" office:value-type="float" office:value="5.24987190321872" calcext:value-type="float">
            <text:p>5.24987190321872</text:p>
          </table:table-cell>
          <table:table-cell table:formula="of:=[.J40]/[.H40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formula="of:=[.G41]/[.I41]" office:value-type="float" office:value="5.25397163734705" calcext:value-type="float">
            <text:p>5.25397163734705</text:p>
          </table:table-cell>
          <table:table-cell table:formula="of:=[.J41]/[.H41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formula="of:=[.G42]/[.I42]" office:value-type="float" office:value="5.28915856952788" calcext:value-type="float">
            <text:p>5.28915856952788</text:p>
          </table:table-cell>
          <table:table-cell table:formula="of:=[.J42]/[.H42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formula="of:=[.G43]/[.I43]" office:value-type="float" office:value="5.39091728412898" calcext:value-type="float">
            <text:p>5.39091728412898</text:p>
          </table:table-cell>
          <table:table-cell table:formula="of:=[.J43]/[.H43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formula="of:=[.G44]/[.I44]" office:value-type="float" office:value="4.17006403494436" calcext:value-type="float">
            <text:p>4.17006403494436</text:p>
          </table:table-cell>
          <table:table-cell table:formula="of:=[.J44]/[.H44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formula="of:=[.G45]/[.I45]" office:value-type="float" office:value="4.17462750993555" calcext:value-type="float">
            <text:p>4.17462750993555</text:p>
          </table:table-cell>
          <table:table-cell table:formula="of:=[.J45]/[.H45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formula="of:=[.G46]/[.I46]" office:value-type="float" office:value="4.20023153368514" calcext:value-type="float">
            <text:p>4.20023153368514</text:p>
          </table:table-cell>
          <table:table-cell table:formula="of:=[.J46]/[.H46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formula="of:=[.G47]/[.I47]" office:value-type="float" office:value="4.26678053734651" calcext:value-type="float">
            <text:p>4.26678053734651</text:p>
          </table:table-cell>
          <table:table-cell table:formula="of:=[.J47]/[.H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formula="of:=[.G48]/[.I48]" office:value-type="float" office:value="5.92729006136598" calcext:value-type="float">
            <text:p>5.92729006136598</text:p>
          </table:table-cell>
          <table:table-cell table:formula="of:=[.J48]/[.H48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formula="of:=[.G49]/[.I49]" office:value-type="float" office:value="5.92890342987529" calcext:value-type="float">
            <text:p>5.92890342987529</text:p>
          </table:table-cell>
          <table:table-cell table:formula="of:=[.J49]/[.H49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formula="of:=[.G50]/[.I50]" office:value-type="float" office:value="5.95926436558213" calcext:value-type="float">
            <text:p>5.95926436558213</text:p>
          </table:table-cell>
          <table:table-cell table:formula="of:=[.J50]/[.H50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formula="of:=[.G51]/[.I51]" office:value-type="float" office:value="6.07259662263296" calcext:value-type="float">
            <text:p>6.07259662263296</text:p>
          </table:table-cell>
          <table:table-cell table:formula="of:=[.J51]/[.H51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formula="of:=[.G52]/[.I52]" office:value-type="float" office:value="4.20291074771102" calcext:value-type="float">
            <text:p>4.20291074771102</text:p>
          </table:table-cell>
          <table:table-cell table:formula="of:=[.J52]/[.H5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formula="of:=[.G53]/[.I53]" office:value-type="float" office:value="4.27008225454474" calcext:value-type="float">
            <text:p>4.27008225454474</text:p>
          </table:table-cell>
          <table:table-cell table:formula="of:=[.J53]/[.H5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formula="of:=[.G54]/[.I54]" office:value-type="float" office:value="4.36306966385828" calcext:value-type="float">
            <text:p>4.36306966385828</text:p>
          </table:table-cell>
          <table:table-cell table:formula="of:=[.J54]/[.H54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formula="of:=[.G55]/[.I55]" office:value-type="float" office:value="4.4609226458521" calcext:value-type="float">
            <text:p>4.4609226458521</text:p>
          </table:table-cell>
          <table:table-cell table:formula="of:=[.J55]/[.H55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formula="of:=[.G56]/[.I56]" office:value-type="float" office:value="3.41905140856279" calcext:value-type="float">
            <text:p>3.41905140856279</text:p>
          </table:table-cell>
          <table:table-cell table:formula="of:=[.J56]/[.H56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formula="of:=[.G57]/[.I57]" office:value-type="float" office:value="3.45988468097778" calcext:value-type="float">
            <text:p>3.45988468097778</text:p>
          </table:table-cell>
          <table:table-cell table:formula="of:=[.J57]/[.H57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formula="of:=[.G58]/[.I58]" office:value-type="float" office:value="3.50111361048627" calcext:value-type="float">
            <text:p>3.50111361048627</text:p>
          </table:table-cell>
          <table:table-cell table:formula="of:=[.J58]/[.H5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formula="of:=[.G59]/[.I59]" office:value-type="float" office:value="3.52248069116746" calcext:value-type="float">
            <text:p>3.52248069116746</text:p>
          </table:table-cell>
          <table:table-cell table:formula="of:=[.J59]/[.H59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formula="of:=[.G60]/[.I60]" office:value-type="float" office:value="4.7099318720247" calcext:value-type="float">
            <text:p>4.7099318720247</text:p>
          </table:table-cell>
          <table:table-cell table:formula="of:=[.J60]/[.H60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formula="of:=[.G61]/[.I61]" office:value-type="float" office:value="4.7793963958233" calcext:value-type="float">
            <text:p>4.7793963958233</text:p>
          </table:table-cell>
          <table:table-cell table:formula="of:=[.J61]/[.H61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formula="of:=[.G62]/[.I62]" office:value-type="float" office:value="4.89442749377609" calcext:value-type="float">
            <text:p>4.89442749377609</text:p>
          </table:table-cell>
          <table:table-cell table:formula="of:=[.J62]/[.H62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formula="of:=[.G63]/[.I63]" office:value-type="float" office:value="5.0389729036271" calcext:value-type="float">
            <text:p>5.0389729036271</text:p>
          </table:table-cell>
          <table:table-cell table:formula="of:=[.J63]/[.H63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formula="of:=[.G64]/[.I64]" office:value-type="float" office:value="3.50634888622622" calcext:value-type="float">
            <text:p>3.50634888622622</text:p>
          </table:table-cell>
          <table:table-cell table:formula="of:=[.J64]/[.H64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formula="of:=[.G65]/[.I65]" office:value-type="float" office:value="3.55819820841365" calcext:value-type="float">
            <text:p>3.55819820841365</text:p>
          </table:table-cell>
          <table:table-cell table:formula="of:=[.J65]/[.H65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formula="of:=[.G66]/[.I66]" office:value-type="float" office:value="3.6086087836066" calcext:value-type="float">
            <text:p>3.6086087836066</text:p>
          </table:table-cell>
          <table:table-cell table:formula="of:=[.J66]/[.H66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formula="of:=[.G67]/[.I67]" office:value-type="float" office:value="3.62080414555781" calcext:value-type="float">
            <text:p>3.62080414555781</text:p>
          </table:table-cell>
          <table:table-cell table:formula="of:=[.J67]/[.H67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formula="of:=[.G68]/[.I68]" office:value-type="float" office:value="2.89222133325347" calcext:value-type="float">
            <text:p>2.89222133325347</text:p>
          </table:table-cell>
          <table:table-cell table:formula="of:=[.J68]/[.H68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formula="of:=[.G69]/[.I69]" office:value-type="float" office:value="2.90498898524372" calcext:value-type="float">
            <text:p>2.90498898524372</text:p>
          </table:table-cell>
          <table:table-cell table:formula="of:=[.J69]/[.H69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formula="of:=[.G70]/[.I70]" office:value-type="float" office:value="2.88726316589678" calcext:value-type="float">
            <text:p>2.88726316589678</text:p>
          </table:table-cell>
          <table:table-cell table:formula="of:=[.J70]/[.H70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formula="of:=[.G71]/[.I71]" office:value-type="float" office:value="2.81978596145473" calcext:value-type="float">
            <text:p>2.81978596145473</text:p>
          </table:table-cell>
          <table:table-cell table:formula="of:=[.J71]/[.H71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formula="of:=[.G72]/[.I72]" office:value-type="float" office:value="3.91217925551138" calcext:value-type="float">
            <text:p>3.91217925551138</text:p>
          </table:table-cell>
          <table:table-cell table:formula="of:=[.J72]/[.H72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formula="of:=[.G73]/[.I73]" office:value-type="float" office:value="3.97917736236523" calcext:value-type="float">
            <text:p>3.97917736236523</text:p>
          </table:table-cell>
          <table:table-cell table:formula="of:=[.J73]/[.H73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formula="of:=[.G74]/[.I74]" office:value-type="float" office:value="4.05872824106626" calcext:value-type="float">
            <text:p>4.05872824106626</text:p>
          </table:table-cell>
          <table:table-cell table:formula="of:=[.J74]/[.H74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formula="of:=[.G75]/[.I75]" office:value-type="float" office:value="4.12695544633966" calcext:value-type="float">
            <text:p>4.12695544633966</text:p>
          </table:table-cell>
          <table:table-cell table:formula="of:=[.J75]/[.H75]" office:value-type="float" office:value="1.23377787337779" calcext:value-type="float">
            <text:p>1.23377787337779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5]/60000" office:value-type="float" office:value="559.138316666667" calcext:value-type="float">
            <text:p>559.138316666667</text:p>
          </table:table-cell>
          <table:table-cell table:formula="of:=[.S75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75]" office:value-type="float" office:value="0.99" calcext:value-type="float">
            <text:p>0.99</text:p>
          </table:table-cell>
          <table:table-cell table:style-name="ce5" table:formula="of:=[.E75]" office:value-type="float" office:value="2" calcext:value-type="float">
            <text:p>2</text:p>
          </table:table-cell>
          <table:table-cell table:style-name="ce5" table:formula="of:=[.F75]" office:value-type="float" office:value="1" calcext:value-type="float">
            <text:p>1</text:p>
          </table:table-cell>
          <table:table-cell table:style-name="ce5" table:formula="of:=AVERAGE([.G40:.G75])" office:value-type="float" office:value="0.0825867166666666" calcext:value-type="float">
            <text:p>0.082586716666667</text:p>
          </table:table-cell>
          <table:table-cell table:style-name="ce5" table:formula="of:=AVERAGE([.H40:.H75])" office:value-type="float" office:value="0.0198261194444445" calcext:value-type="float">
            <text:p>0.019826119444445</text:p>
          </table:table-cell>
          <table:table-cell table:style-name="ce5" table:formula="of:=AVERAGE([.I40:.I75])" office:value-type="float" office:value="0.0196974" calcext:value-type="float">
            <text:p>0.0196974</text:p>
          </table:table-cell>
          <table:table-cell table:style-name="ce5" table:formula="of:=AVERAGE([.J40:.J75])" office:value-type="float" office:value="0.0254221972222222" calcext:value-type="float">
            <text:p>0.025422197222222</text:p>
          </table:table-cell>
          <table:table-cell table:style-name="ce5" table:formula="of:=AVERAGE([.K40:.K75])" office:value-type="float" office:value="0.132777777777778" calcext:value-type="float">
            <text:p>0.132777777777778</text:p>
          </table:table-cell>
          <table:table-cell table:style-name="ce5" table:formula="of:=AVERAGE([.L40:.L75])" office:value-type="float" office:value="0.0230724583333333" calcext:value-type="float">
            <text:p>0.023072458333333</text:p>
          </table:table-cell>
          <table:table-cell table:style-name="ce5" table:formula="of:=AVERAGE([.M40:.M75])" office:value-type="float" office:value="0" calcext:value-type="float">
            <text:p>0</text:p>
          </table:table-cell>
          <table:table-cell table:style-name="ce5" table:formula="of:=AVERAGE([.N40:.N75])" office:value-type="float" office:value="1" calcext:value-type="float">
            <text:p>1</text:p>
          </table:table-cell>
          <table:table-cell table:style-name="ce5" table:formula="of:=AVERAGE([.O40:.O75])" office:value-type="float" office:value="931897.194444445" calcext:value-type="float">
            <text:p>931897.194444445</text:p>
          </table:table-cell>
          <table:table-cell table:style-name="ce5" table:formula="of:=AVERAGE([.P40:.P75])" office:value-type="float" office:value="4.28836615647049" calcext:value-type="float">
            <text:p>4.28836615647049</text:p>
          </table:table-cell>
          <table:table-cell table:style-name="ce5" table:formula="of:=AVERAGE([.Q40:.Q75])" office:value-type="float" office:value="1.29172199337357" calcext:value-type="float">
            <text:p>1.29172199337357</text:p>
          </table:table-cell>
          <table:table-cell table:formula="of:=SUM([.O40:.O75])" office:value-type="float" office:value="33548299" calcext:value-type="float">
            <text:p>33548299</text:p>
          </table:table-cell>
          <table:table-cell table:formula="of:=[.R76]/60000" office:value-type="float" office:value="559.138316666667" calcext:value-type="float">
            <text:p>559.138316666667</text:p>
          </table:table-cell>
          <table:table-cell table:formula="of:=[.S76]/60" office:value-type="float" office:value="9.31897194444445" calcext:value-type="float">
            <text:p>9.31897194444445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formula="of:=[.G78]/[.I78]" office:value-type="float" office:value="5.27306131111878" calcext:value-type="float">
            <text:p>5.27306131111878</text:p>
          </table:table-cell>
          <table:table-cell table:formula="of:=[.J78]/[.H78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formula="of:=[.G79]/[.I79]" office:value-type="float" office:value="5.27930166280252" calcext:value-type="float">
            <text:p>5.27930166280252</text:p>
          </table:table-cell>
          <table:table-cell table:formula="of:=[.J79]/[.H79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formula="of:=[.G80]/[.I80]" office:value-type="float" office:value="5.32179849498889" calcext:value-type="float">
            <text:p>5.32179849498889</text:p>
          </table:table-cell>
          <table:table-cell table:formula="of:=[.J80]/[.H80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formula="of:=[.G81]/[.I81]" office:value-type="float" office:value="5.42721444980947" calcext:value-type="float">
            <text:p>5.42721444980947</text:p>
          </table:table-cell>
          <table:table-cell table:formula="of:=[.J81]/[.H81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formula="of:=[.G82]/[.I82]" office:value-type="float" office:value="4.19074304690743" calcext:value-type="float">
            <text:p>4.19074304690743</text:p>
          </table:table-cell>
          <table:table-cell table:formula="of:=[.J82]/[.H82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formula="of:=[.G83]/[.I83]" office:value-type="float" office:value="4.19705853937678" calcext:value-type="float">
            <text:p>4.19705853937678</text:p>
          </table:table-cell>
          <table:table-cell table:formula="of:=[.J83]/[.H83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formula="of:=[.G84]/[.I84]" office:value-type="float" office:value="4.22494063899492" calcext:value-type="float">
            <text:p>4.22494063899492</text:p>
          </table:table-cell>
          <table:table-cell table:formula="of:=[.J84]/[.H84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formula="of:=[.G85]/[.I85]" office:value-type="float" office:value="4.29173911036573" calcext:value-type="float">
            <text:p>4.29173911036573</text:p>
          </table:table-cell>
          <table:table-cell table:formula="of:=[.J85]/[.H8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formula="of:=[.G86]/[.I86]" office:value-type="float" office:value="5.9478229514108" calcext:value-type="float">
            <text:p>5.9478229514108</text:p>
          </table:table-cell>
          <table:table-cell table:formula="of:=[.J86]/[.H86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formula="of:=[.G87]/[.I87]" office:value-type="float" office:value="5.95070994280766" calcext:value-type="float">
            <text:p>5.95070994280766</text:p>
          </table:table-cell>
          <table:table-cell table:formula="of:=[.J87]/[.H87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formula="of:=[.G88]/[.I88]" office:value-type="float" office:value="5.98951968771215" calcext:value-type="float">
            <text:p>5.98951968771215</text:p>
          </table:table-cell>
          <table:table-cell table:formula="of:=[.J88]/[.H88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formula="of:=[.G89]/[.I89]" office:value-type="float" office:value="6.11154562383613" calcext:value-type="float">
            <text:p>6.11154562383613</text:p>
          </table:table-cell>
          <table:table-cell table:formula="of:=[.J89]/[.H89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formula="of:=[.G90]/[.I90]" office:value-type="float" office:value="4.21993276531618" calcext:value-type="float">
            <text:p>4.21993276531618</text:p>
          </table:table-cell>
          <table:table-cell table:formula="of:=[.J90]/[.H9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formula="of:=[.G91]/[.I91]" office:value-type="float" office:value="4.2909819481045" calcext:value-type="float">
            <text:p>4.2909819481045</text:p>
          </table:table-cell>
          <table:table-cell table:formula="of:=[.J91]/[.H9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formula="of:=[.G92]/[.I92]" office:value-type="float" office:value="4.38367996421" calcext:value-type="float">
            <text:p>4.38367996421</text:p>
          </table:table-cell>
          <table:table-cell table:formula="of:=[.J92]/[.H92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formula="of:=[.G93]/[.I93]" office:value-type="float" office:value="4.47978449433587" calcext:value-type="float">
            <text:p>4.47978449433587</text:p>
          </table:table-cell>
          <table:table-cell table:formula="of:=[.J93]/[.H93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formula="of:=[.G94]/[.I94]" office:value-type="float" office:value="3.43444078650911" calcext:value-type="float">
            <text:p>3.43444078650911</text:p>
          </table:table-cell>
          <table:table-cell table:formula="of:=[.J94]/[.H94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formula="of:=[.G95]/[.I95]" office:value-type="float" office:value="3.47641136671177" calcext:value-type="float">
            <text:p>3.47641136671177</text:p>
          </table:table-cell>
          <table:table-cell table:formula="of:=[.J95]/[.H95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formula="of:=[.G96]/[.I96]" office:value-type="float" office:value="3.51657780739753" calcext:value-type="float">
            <text:p>3.51657780739753</text:p>
          </table:table-cell>
          <table:table-cell table:formula="of:=[.J96]/[.H9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formula="of:=[.G97]/[.I97]" office:value-type="float" office:value="3.53361844892538" calcext:value-type="float">
            <text:p>3.53361844892538</text:p>
          </table:table-cell>
          <table:table-cell table:formula="of:=[.J97]/[.H97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formula="of:=[.G98]/[.I98]" office:value-type="float" office:value="4.7373201310728" calcext:value-type="float">
            <text:p>4.7373201310728</text:p>
          </table:table-cell>
          <table:table-cell table:formula="of:=[.J98]/[.H98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formula="of:=[.G99]/[.I99]" office:value-type="float" office:value="4.81208230422781" calcext:value-type="float">
            <text:p>4.81208230422781</text:p>
          </table:table-cell>
          <table:table-cell table:formula="of:=[.J99]/[.H99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formula="of:=[.G100]/[.I100]" office:value-type="float" office:value="4.92972902163336" calcext:value-type="float">
            <text:p>4.92972902163336</text:p>
          </table:table-cell>
          <table:table-cell table:formula="of:=[.J100]/[.H100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formula="of:=[.G101]/[.I101]" office:value-type="float" office:value="5.07376021613007" calcext:value-type="float">
            <text:p>5.07376021613007</text:p>
          </table:table-cell>
          <table:table-cell table:formula="of:=[.J101]/[.H101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formula="of:=[.G102]/[.I102]" office:value-type="float" office:value="3.52715743365316" calcext:value-type="float">
            <text:p>3.52715743365316</text:p>
          </table:table-cell>
          <table:table-cell table:formula="of:=[.J102]/[.H102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formula="of:=[.G103]/[.I103]" office:value-type="float" office:value="3.57937147461724" calcext:value-type="float">
            <text:p>3.57937147461724</text:p>
          </table:table-cell>
          <table:table-cell table:formula="of:=[.J103]/[.H10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formula="of:=[.G104]/[.I104]" office:value-type="float" office:value="3.62657176749703" calcext:value-type="float">
            <text:p>3.62657176749703</text:p>
          </table:table-cell>
          <table:table-cell table:formula="of:=[.J104]/[.H10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formula="of:=[.G105]/[.I105]" office:value-type="float" office:value="3.63509936899722" calcext:value-type="float">
            <text:p>3.63509936899722</text:p>
          </table:table-cell>
          <table:table-cell table:formula="of:=[.J105]/[.H10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formula="of:=[.G106]/[.I106]" office:value-type="float" office:value="2.90521006677818" calcext:value-type="float">
            <text:p>2.90521006677818</text:p>
          </table:table-cell>
          <table:table-cell table:formula="of:=[.J106]/[.H10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formula="of:=[.G107]/[.I107]" office:value-type="float" office:value="2.91546470156299" calcext:value-type="float">
            <text:p>2.91546470156299</text:p>
          </table:table-cell>
          <table:table-cell table:formula="of:=[.J107]/[.H107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formula="of:=[.G108]/[.I108]" office:value-type="float" office:value="2.89240661989277" calcext:value-type="float">
            <text:p>2.89240661989277</text:p>
          </table:table-cell>
          <table:table-cell table:formula="of:=[.J108]/[.H10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formula="of:=[.G109]/[.I109]" office:value-type="float" office:value="2.82194467997342" calcext:value-type="float">
            <text:p>2.82194467997342</text:p>
          </table:table-cell>
          <table:table-cell table:formula="of:=[.J109]/[.H10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formula="of:=[.G110]/[.I110]" office:value-type="float" office:value="3.93088298170345" calcext:value-type="float">
            <text:p>3.93088298170345</text:p>
          </table:table-cell>
          <table:table-cell table:formula="of:=[.J110]/[.H1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formula="of:=[.G111]/[.I111]" office:value-type="float" office:value="3.99823367565303" calcext:value-type="float">
            <text:p>3.99823367565303</text:p>
          </table:table-cell>
          <table:table-cell table:formula="of:=[.J111]/[.H1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formula="of:=[.G112]/[.I112]" office:value-type="float" office:value="4.07667657169493" calcext:value-type="float">
            <text:p>4.07667657169493</text:p>
          </table:table-cell>
          <table:table-cell table:formula="of:=[.J112]/[.H1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formula="of:=[.G113]/[.I113]" office:value-type="float" office:value="4.14223135883465" calcext:value-type="float">
            <text:p>4.14223135883465</text:p>
          </table:table-cell>
          <table:table-cell table:formula="of:=[.J113]/[.H113]" office:value-type="float" office:value="1.23377787337779" calcext:value-type="float">
            <text:p>1.2337778733777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3]/60000" office:value-type="float" office:value="563.79895" calcext:value-type="float">
            <text:p>563.79895</text:p>
          </table:table-cell>
          <table:table-cell table:formula="of:=[.S113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13]" office:value-type="float" office:value="0.995" calcext:value-type="float">
            <text:p>0.995</text:p>
          </table:table-cell>
          <table:table-cell table:style-name="ce5" table:formula="of:=[.E113]" office:value-type="float" office:value="2" calcext:value-type="float">
            <text:p>2</text:p>
          </table:table-cell>
          <table:table-cell table:style-name="ce5" table:formula="of:=[.F113]" office:value-type="float" office:value="1" calcext:value-type="float">
            <text:p>1</text:p>
          </table:table-cell>
          <table:table-cell table:style-name="ce5" table:formula="of:=AVERAGE([.G78:.G113])" office:value-type="float" office:value="0.0830629388888889" calcext:value-type="float">
            <text:p>0.083062938888889</text:p>
          </table:table-cell>
          <table:table-cell table:style-name="ce5" table:formula="of:=AVERAGE([.H78:.H113])" office:value-type="float" office:value="0.0198312222222222" calcext:value-type="float">
            <text:p>0.019831222222222</text:p>
          </table:table-cell>
          <table:table-cell table:style-name="ce5" table:formula="of:=AVERAGE([.I78:.I113])" office:value-type="float" office:value="0.0197114833333333" calcext:value-type="float">
            <text:p>0.019711483333333</text:p>
          </table:table-cell>
          <table:table-cell table:style-name="ce5" table:formula="of:=AVERAGE([.J78:.J113])" office:value-type="float" office:value="0.0254489277777778" calcext:value-type="float">
            <text:p>0.025448927777778</text:p>
          </table:table-cell>
          <table:table-cell table:style-name="ce5" table:formula="of:=AVERAGE([.K78:.K113])" office:value-type="float" office:value="0.133333333333333" calcext:value-type="float">
            <text:p>0.133333333333333</text:p>
          </table:table-cell>
          <table:table-cell table:style-name="ce5" table:formula="of:=AVERAGE([.L78:.L113])" office:value-type="float" office:value="0.0230954666666667" calcext:value-type="float">
            <text:p>0.023095466666667</text:p>
          </table:table-cell>
          <table:table-cell table:style-name="ce5" table:formula="of:=AVERAGE([.M78:.M113])" office:value-type="float" office:value="0.561254" calcext:value-type="float">
            <text:p>0.561254</text:p>
          </table:table-cell>
          <table:table-cell table:style-name="ce5" table:formula="of:=AVERAGE([.N78:.N113])" office:value-type="float" office:value="0.000497072322222222" calcext:value-type="float">
            <text:p>0.000497072322222</text:p>
          </table:table-cell>
          <table:table-cell table:style-name="ce5" table:formula="of:=AVERAGE([.O78:.O113])" office:value-type="float" office:value="939664.916666667" calcext:value-type="float">
            <text:p>939664.916666667</text:p>
          </table:table-cell>
          <table:table-cell table:style-name="ce5" table:formula="of:=AVERAGE([.P78:.P113])" office:value-type="float" office:value="4.30958403932122" calcext:value-type="float">
            <text:p>4.30958403932122</text:p>
          </table:table-cell>
          <table:table-cell table:style-name="ce5" table:formula="of:=AVERAGE([.Q78:.Q113])" office:value-type="float" office:value="1.29292698382789" calcext:value-type="float">
            <text:p>1.29292698382789</text:p>
          </table:table-cell>
          <table:table-cell table:formula="of:=SUM([.O78:.O113])" office:value-type="float" office:value="33827937" calcext:value-type="float">
            <text:p>33827937</text:p>
          </table:table-cell>
          <table:table-cell table:formula="of:=[.R114]/60000" office:value-type="float" office:value="563.79895" calcext:value-type="float">
            <text:p>563.79895</text:p>
          </table:table-cell>
          <table:table-cell table:formula="of:=[.S114]/60" office:value-type="float" office:value="9.39664916666667" calcext:value-type="float">
            <text:p>9.3966491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formula="of:=[.G116]/[.I116]" office:value-type="float" office:value="3.40748438274665" calcext:value-type="float">
            <text:p>3.40748438274665</text:p>
          </table:table-cell>
          <table:table-cell table:formula="of:=[.J116]/[.H116]" office:value-type="float" office:value="1.21271897774179" calcext:value-type="float">
            <text:p>1.2127189777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formula="of:=[.G117]/[.I117]" office:value-type="float" office:value="3.45740095768275" calcext:value-type="float">
            <text:p>3.45740095768275</text:p>
          </table:table-cell>
          <table:table-cell table:formula="of:=[.J117]/[.H1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formula="of:=[.G118]/[.I118]" office:value-type="float" office:value="3.51370935501066" calcext:value-type="float">
            <text:p>3.51370935501066</text:p>
          </table:table-cell>
          <table:table-cell table:formula="of:=[.J118]/[.H118]" office:value-type="float" office:value="1.19802044092379" calcext:value-type="float">
            <text:p>1.19802044092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formula="of:=[.G119]/[.I119]" office:value-type="float" office:value="3.54685676529141" calcext:value-type="float">
            <text:p>3.54685676529141</text:p>
          </table:table-cell>
          <table:table-cell table:formula="of:=[.J119]/[.H1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formula="of:=[.G120]/[.I120]" office:value-type="float" office:value="2.83109920719949" calcext:value-type="float">
            <text:p>2.83109920719949</text:p>
          </table:table-cell>
          <table:table-cell table:formula="of:=[.J120]/[.H120]" office:value-type="float" office:value="1.17169814445282" calcext:value-type="float">
            <text:p>1.17169814445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formula="of:=[.G121]/[.I121]" office:value-type="float" office:value="2.85239950842113" calcext:value-type="float">
            <text:p>2.85239950842113</text:p>
          </table:table-cell>
          <table:table-cell table:formula="of:=[.J121]/[.H121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formula="of:=[.G122]/[.I122]" office:value-type="float" office:value="2.852711236739" calcext:value-type="float">
            <text:p>2.852711236739</text:p>
          </table:table-cell>
          <table:table-cell table:formula="of:=[.J122]/[.H1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formula="of:=[.G123]/[.I123]" office:value-type="float" office:value="2.81078950383866" calcext:value-type="float">
            <text:p>2.81078950383866</text:p>
          </table:table-cell>
          <table:table-cell table:formula="of:=[.J123]/[.H1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formula="of:=[.G124]/[.I124]" office:value-type="float" office:value="3.80312478001682" calcext:value-type="float">
            <text:p>3.80312478001682</text:p>
          </table:table-cell>
          <table:table-cell table:formula="of:=[.J124]/[.H124]" office:value-type="float" office:value="1.19169702145459" calcext:value-type="float">
            <text:p>1.19169702145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formula="of:=[.G125]/[.I125]" office:value-type="float" office:value="3.86112025175217" calcext:value-type="float">
            <text:p>3.86112025175217</text:p>
          </table:table-cell>
          <table:table-cell table:formula="of:=[.J125]/[.H125]" office:value-type="float" office:value="1.29395101008165" calcext:value-type="float">
            <text:p>1.29395101008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formula="of:=[.G126]/[.I126]" office:value-type="float" office:value="3.9386587978244" calcext:value-type="float">
            <text:p>3.9386587978244</text:p>
          </table:table-cell>
          <table:table-cell table:formula="of:=[.J126]/[.H1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formula="of:=[.G127]/[.I127]" office:value-type="float" office:value="4.01448035411596" calcext:value-type="float">
            <text:p>4.01448035411596</text:p>
          </table:table-cell>
          <table:table-cell table:formula="of:=[.J127]/[.H1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formula="of:=[.G128]/[.I128]" office:value-type="float" office:value="4.10491486902173" calcext:value-type="float">
            <text:p>4.10491486902173</text:p>
          </table:table-cell>
          <table:table-cell table:formula="of:=[.J128]/[.H128]" office:value-type="float" office:value="1.23103615696579" calcext:value-type="float">
            <text:p>1.23103615696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formula="of:=[.G129]/[.I129]" office:value-type="float" office:value="4.1456566639525" calcext:value-type="float">
            <text:p>4.1456566639525</text:p>
          </table:table-cell>
          <table:table-cell table:formula="of:=[.J129]/[.H129]" office:value-type="float" office:value="1.22563992256399" calcext:value-type="float">
            <text:p>1.2256399225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formula="of:=[.G130]/[.I130]" office:value-type="float" office:value="4.22569536423841" calcext:value-type="float">
            <text:p>4.22569536423841</text:p>
          </table:table-cell>
          <table:table-cell table:formula="of:=[.J130]/[.H130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formula="of:=[.G131]/[.I131]" office:value-type="float" office:value="4.32425879562525" calcext:value-type="float">
            <text:p>4.32425879562525</text:p>
          </table:table-cell>
          <table:table-cell table:formula="of:=[.J131]/[.H131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formula="of:=[.G132]/[.I132]" office:value-type="float" office:value="3.34397612591654" calcext:value-type="float">
            <text:p>3.34397612591654</text:p>
          </table:table-cell>
          <table:table-cell table:formula="of:=[.J132]/[.H132]" office:value-type="float" office:value="1.12272945081979" calcext:value-type="float">
            <text:p>1.12272945081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formula="of:=[.G133]/[.I133]" office:value-type="float" office:value="3.37303462321792" calcext:value-type="float">
            <text:p>3.37303462321792</text:p>
          </table:table-cell>
          <table:table-cell table:formula="of:=[.J133]/[.H133]" office:value-type="float" office:value="1.27777681944421" calcext:value-type="float">
            <text:p>1.27777681944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formula="of:=[.G134]/[.I134]" office:value-type="float" office:value="3.41702342959446" calcext:value-type="float">
            <text:p>3.41702342959446</text:p>
          </table:table-cell>
          <table:table-cell table:formula="of:=[.J134]/[.H13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formula="of:=[.G135]/[.I135]" office:value-type="float" office:value="3.45752150556109" calcext:value-type="float">
            <text:p>3.45752150556109</text:p>
          </table:table-cell>
          <table:table-cell table:formula="of:=[.J135]/[.H135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formula="of:=[.G136]/[.I136]" office:value-type="float" office:value="4.61667294538424" calcext:value-type="float">
            <text:p>4.61667294538424</text:p>
          </table:table-cell>
          <table:table-cell table:formula="of:=[.J136]/[.H136]" office:value-type="float" office:value="1.30588522588523" calcext:value-type="float">
            <text:p>1.30588522588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formula="of:=[.G137]/[.I137]" office:value-type="float" office:value="4.65150501058963" calcext:value-type="float">
            <text:p>4.65150501058963</text:p>
          </table:table-cell>
          <table:table-cell table:formula="of:=[.J137]/[.H137]" office:value-type="float" office:value="1.35460372960373" calcext:value-type="float">
            <text:p>1.35460372960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formula="of:=[.G138]/[.I138]" office:value-type="float" office:value="4.74086210296037" calcext:value-type="float">
            <text:p>4.74086210296037</text:p>
          </table:table-cell>
          <table:table-cell table:formula="of:=[.J138]/[.H138]" office:value-type="float" office:value="1.35950292809941" calcext:value-type="float">
            <text:p>1.35950292809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formula="of:=[.G139]/[.I139]" office:value-type="float" office:value="4.87706154220384" calcext:value-type="float">
            <text:p>4.87706154220384</text:p>
          </table:table-cell>
          <table:table-cell table:formula="of:=[.J139]/[.H139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formula="of:=[.G140]/[.I140]" office:value-type="float" office:value="5.12862258522631" calcext:value-type="float">
            <text:p>5.12862258522631</text:p>
          </table:table-cell>
          <table:table-cell table:formula="of:=[.J140]/[.H140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formula="of:=[.G141]/[.I141]" office:value-type="float" office:value="5.12876198500982" calcext:value-type="float">
            <text:p>5.12876198500982</text:p>
          </table:table-cell>
          <table:table-cell table:formula="of:=[.J141]/[.H141]" office:value-type="float" office:value="1.26569221182293" calcext:value-type="float">
            <text:p>1.2656922118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formula="of:=[.G142]/[.I142]" office:value-type="float" office:value="5.13579608120805" calcext:value-type="float">
            <text:p>5.13579608120805</text:p>
          </table:table-cell>
          <table:table-cell table:formula="of:=[.J142]/[.H142]" office:value-type="float" office:value="1.27092078804926" calcext:value-type="float">
            <text:p>1.27092078804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formula="of:=[.G143]/[.I143]" office:value-type="float" office:value="5.19623217641207" calcext:value-type="float">
            <text:p>5.19623217641207</text:p>
          </table:table-cell>
          <table:table-cell table:formula="of:=[.J143]/[.H143]" office:value-type="float" office:value="1.3969565363768" calcext:value-type="float">
            <text:p>1.3969565363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formula="of:=[.G144]/[.I144]" office:value-type="float" office:value="4.07183658685662" calcext:value-type="float">
            <text:p>4.07183658685662</text:p>
          </table:table-cell>
          <table:table-cell table:formula="of:=[.J144]/[.H144]" office:value-type="float" office:value="1.33908586074327" calcext:value-type="float">
            <text:p>1.33908586074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formula="of:=[.G145]/[.I145]" office:value-type="float" office:value="4.07185710081275" calcext:value-type="float">
            <text:p>4.07185710081275</text:p>
          </table:table-cell>
          <table:table-cell table:formula="of:=[.J145]/[.H145]" office:value-type="float" office:value="1.34483054483054" calcext:value-type="float">
            <text:p>1.34483054483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formula="of:=[.G146]/[.I146]" office:value-type="float" office:value="4.07864862203979" calcext:value-type="float">
            <text:p>4.07864862203979</text:p>
          </table:table-cell>
          <table:table-cell table:formula="of:=[.J146]/[.H146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formula="of:=[.G147]/[.I147]" office:value-type="float" office:value="4.13157975885781" calcext:value-type="float">
            <text:p>4.13157975885781</text:p>
          </table:table-cell>
          <table:table-cell table:formula="of:=[.J147]/[.H14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formula="of:=[.G148]/[.I148]" office:value-type="float" office:value="5.81209586099784" calcext:value-type="float">
            <text:p>5.81209586099784</text:p>
          </table:table-cell>
          <table:table-cell table:formula="of:=[.J148]/[.H148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formula="of:=[.G149]/[.I149]" office:value-type="float" office:value="5.81209586099784" calcext:value-type="float">
            <text:p>5.81209586099784</text:p>
          </table:table-cell>
          <table:table-cell table:formula="of:=[.J149]/[.H149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formula="of:=[.G150]/[.I150]" office:value-type="float" office:value="5.81620406495002" calcext:value-type="float">
            <text:p>5.81620406495002</text:p>
          </table:table-cell>
          <table:table-cell table:formula="of:=[.J150]/[.H150]" office:value-type="float" office:value="1.30530644514195" calcext:value-type="float">
            <text:p>1.3053064451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formula="of:=[.G151]/[.I151]" office:value-type="float" office:value="5.86952901998097" calcext:value-type="float">
            <text:p>5.86952901998097</text:p>
          </table:table-cell>
          <table:table-cell table:formula="of:=[.J151]/[.H151]" office:value-type="float" office:value="1.31057256927297" calcext:value-type="float">
            <text:p>1.31057256927297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1]/60000" office:value-type="float" office:value="1102.21783333333" calcext:value-type="float">
            <text:p>1102.21783333333</text:p>
          </table:table-cell>
          <table:table-cell table:formula="of:=[.S151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51]" office:value-type="float" office:value="0.9" calcext:value-type="float">
            <text:p>0.9</text:p>
          </table:table-cell>
          <table:table-cell table:style-name="ce5" table:formula="of:=[.E151]" office:value-type="float" office:value="2.5" calcext:value-type="float">
            <text:p>2.5</text:p>
          </table:table-cell>
          <table:table-cell table:style-name="ce5" table:formula="of:=[.F151]" office:value-type="float" office:value="1" calcext:value-type="float">
            <text:p>1</text:p>
          </table:table-cell>
          <table:table-cell table:style-name="ce5" table:formula="of:=AVERAGE([.G116:.G151])" office:value-type="float" office:value="0.079896925" calcext:value-type="float">
            <text:p>0.079896925</text:p>
          </table:table-cell>
          <table:table-cell table:style-name="ce5" table:formula="of:=AVERAGE([.H116:.H151])" office:value-type="float" office:value="0.0197658555555556" calcext:value-type="float">
            <text:p>0.019765855555556</text:p>
          </table:table-cell>
          <table:table-cell table:style-name="ce5" table:formula="of:=AVERAGE([.I116:.I151])" office:value-type="float" office:value="0.0195766333333333" calcext:value-type="float">
            <text:p>0.019576633333333</text:p>
          </table:table-cell>
          <table:table-cell table:style-name="ce5" table:formula="of:=AVERAGE([.J116:.J151])" office:value-type="float" office:value="0.0251188055555555" calcext:value-type="float">
            <text:p>0.025118805555556</text:p>
          </table:table-cell>
          <table:table-cell table:style-name="ce5" table:formula="of:=AVERAGE([.K116:.K151])" office:value-type="float" office:value="0.133055555555556" calcext:value-type="float">
            <text:p>0.133055555555556</text:p>
          </table:table-cell>
          <table:table-cell table:style-name="ce5" table:formula="of:=AVERAGE([.L116:.L151])" office:value-type="float" office:value="0.0230230861111111" calcext:value-type="float">
            <text:p>0.023023086111111</text:p>
          </table:table-cell>
          <table:table-cell table:style-name="ce5" table:formula="of:=AVERAGE([.M116:.M151])" office:value-type="float" office:value="0" calcext:value-type="float">
            <text:p>0</text:p>
          </table:table-cell>
          <table:table-cell table:style-name="ce5" table:formula="of:=AVERAGE([.N116:.N151])" office:value-type="float" office:value="1" calcext:value-type="float">
            <text:p>1</text:p>
          </table:table-cell>
          <table:table-cell table:style-name="ce5" table:formula="of:=AVERAGE([.O116:.O151])" office:value-type="float" office:value="1837029.72222222" calcext:value-type="float">
            <text:p>1837029.72222222</text:p>
          </table:table-cell>
          <table:table-cell table:style-name="ce5" table:formula="of:=AVERAGE([.P116:.P151])" office:value-type="float" office:value="4.17836882728486" calcext:value-type="float">
            <text:p>4.17836882728486</text:p>
          </table:table-cell>
          <table:table-cell table:style-name="ce5" table:formula="of:=AVERAGE([.Q116:.Q151])" office:value-type="float" office:value="1.27846233441064" calcext:value-type="float">
            <text:p>1.27846233441064</text:p>
          </table:table-cell>
          <table:table-cell table:formula="of:=SUM([.O116:.O151])" office:value-type="float" office:value="66133070" calcext:value-type="float">
            <text:p>66133070</text:p>
          </table:table-cell>
          <table:table-cell table:formula="of:=[.R152]/60000" office:value-type="float" office:value="1102.21783333333" calcext:value-type="float">
            <text:p>1102.21783333333</text:p>
          </table:table-cell>
          <table:table-cell table:formula="of:=[.S152]/60" office:value-type="float" office:value="18.3702972222222" calcext:value-type="float">
            <text:p>18.370297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formula="of:=[.G154]/[.I154]" office:value-type="float" office:value="5.27274114065516" calcext:value-type="float">
            <text:p>5.27274114065516</text:p>
          </table:table-cell>
          <table:table-cell table:formula="of:=[.J154]/[.H154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formula="of:=[.G155]/[.I155]" office:value-type="float" office:value="5.27898757722713" calcext:value-type="float">
            <text:p>5.27898757722713</text:p>
          </table:table-cell>
          <table:table-cell table:formula="of:=[.J155]/[.H155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formula="of:=[.G156]/[.I156]" office:value-type="float" office:value="5.3214741223065" calcext:value-type="float">
            <text:p>5.3214741223065</text:p>
          </table:table-cell>
          <table:table-cell table:formula="of:=[.J156]/[.H156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formula="of:=[.G157]/[.I157]" office:value-type="float" office:value="5.42691868543051" calcext:value-type="float">
            <text:p>5.42691868543051</text:p>
          </table:table-cell>
          <table:table-cell table:formula="of:=[.J157]/[.H157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formula="of:=[.G158]/[.I158]" office:value-type="float" office:value="4.19089130048034" calcext:value-type="float">
            <text:p>4.19089130048034</text:p>
          </table:table-cell>
          <table:table-cell table:formula="of:=[.J158]/[.H158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formula="of:=[.G159]/[.I159]" office:value-type="float" office:value="4.19723836561186" calcext:value-type="float">
            <text:p>4.19723836561186</text:p>
          </table:table-cell>
          <table:table-cell table:formula="of:=[.J159]/[.H159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formula="of:=[.G160]/[.I160]" office:value-type="float" office:value="4.22512266780881" calcext:value-type="float">
            <text:p>4.22512266780881</text:p>
          </table:table-cell>
          <table:table-cell table:formula="of:=[.J160]/[.H160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formula="of:=[.G161]/[.I161]" office:value-type="float" office:value="4.2920391426769" calcext:value-type="float">
            <text:p>4.2920391426769</text:p>
          </table:table-cell>
          <table:table-cell table:formula="of:=[.J161]/[.H16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formula="of:=[.G162]/[.I162]" office:value-type="float" office:value="5.94767302098608" calcext:value-type="float">
            <text:p>5.94767302098608</text:p>
          </table:table-cell>
          <table:table-cell table:formula="of:=[.J162]/[.H162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formula="of:=[.G163]/[.I163]" office:value-type="float" office:value="5.95055989223127" calcext:value-type="float">
            <text:p>5.95055989223127</text:p>
          </table:table-cell>
          <table:table-cell table:formula="of:=[.J163]/[.H163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formula="of:=[.G164]/[.I164]" office:value-type="float" office:value="5.98930166869723" calcext:value-type="float">
            <text:p>5.98930166869723</text:p>
          </table:table-cell>
          <table:table-cell table:formula="of:=[.J164]/[.H164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formula="of:=[.G165]/[.I165]" office:value-type="float" office:value="6.11131387994016" calcext:value-type="float">
            <text:p>6.11131387994016</text:p>
          </table:table-cell>
          <table:table-cell table:formula="of:=[.J165]/[.H165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formula="of:=[.G166]/[.I166]" office:value-type="float" office:value="4.22031434146718" calcext:value-type="float">
            <text:p>4.22031434146718</text:p>
          </table:table-cell>
          <table:table-cell table:formula="of:=[.J166]/[.H166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formula="of:=[.G167]/[.I167]" office:value-type="float" office:value="4.2913456935733" calcext:value-type="float">
            <text:p>4.2913456935733</text:p>
          </table:table-cell>
          <table:table-cell table:formula="of:=[.J167]/[.H16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formula="of:=[.G168]/[.I168]" office:value-type="float" office:value="4.38403700973539" calcext:value-type="float">
            <text:p>4.38403700973539</text:p>
          </table:table-cell>
          <table:table-cell table:formula="of:=[.J168]/[.H168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formula="of:=[.G169]/[.I169]" office:value-type="float" office:value="4.4801769538656" calcext:value-type="float">
            <text:p>4.4801769538656</text:p>
          </table:table-cell>
          <table:table-cell table:formula="of:=[.J169]/[.H169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formula="of:=[.G170]/[.I170]" office:value-type="float" office:value="3.43454681362024" calcext:value-type="float">
            <text:p>3.43454681362024</text:p>
          </table:table-cell>
          <table:table-cell table:formula="of:=[.J170]/[.H170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formula="of:=[.G171]/[.I171]" office:value-type="float" office:value="3.47651962110961" calcext:value-type="float">
            <text:p>3.47651962110961</text:p>
          </table:table-cell>
          <table:table-cell table:formula="of:=[.J171]/[.H171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formula="of:=[.G172]/[.I172]" office:value-type="float" office:value="3.51668888148395" calcext:value-type="float">
            <text:p>3.51668888148395</text:p>
          </table:table-cell>
          <table:table-cell table:formula="of:=[.J172]/[.H172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formula="of:=[.G173]/[.I173]" office:value-type="float" office:value="3.53424822232146" calcext:value-type="float">
            <text:p>3.53424822232146</text:p>
          </table:table-cell>
          <table:table-cell table:formula="of:=[.J173]/[.H173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formula="of:=[.G174]/[.I174]" office:value-type="float" office:value="4.7373201310728" calcext:value-type="float">
            <text:p>4.7373201310728</text:p>
          </table:table-cell>
          <table:table-cell table:formula="of:=[.J174]/[.H174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formula="of:=[.G175]/[.I175]" office:value-type="float" office:value="4.81203860926731" calcext:value-type="float">
            <text:p>4.81203860926731</text:p>
          </table:table-cell>
          <table:table-cell table:formula="of:=[.J175]/[.H175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formula="of:=[.G176]/[.I176]" office:value-type="float" office:value="4.92972902163336" calcext:value-type="float">
            <text:p>4.92972902163336</text:p>
          </table:table-cell>
          <table:table-cell table:formula="of:=[.J176]/[.H176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formula="of:=[.G177]/[.I177]" office:value-type="float" office:value="5.07376021613007" calcext:value-type="float">
            <text:p>5.07376021613007</text:p>
          </table:table-cell>
          <table:table-cell table:formula="of:=[.J177]/[.H177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formula="of:=[.G178]/[.I178]" office:value-type="float" office:value="3.52690629052152" calcext:value-type="float">
            <text:p>3.52690629052152</text:p>
          </table:table-cell>
          <table:table-cell table:formula="of:=[.J178]/[.H178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formula="of:=[.G179]/[.I179]" office:value-type="float" office:value="3.57896015549077" calcext:value-type="float">
            <text:p>3.57896015549077</text:p>
          </table:table-cell>
          <table:table-cell table:formula="of:=[.J179]/[.H179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formula="of:=[.G180]/[.I180]" office:value-type="float" office:value="3.62615293686734" calcext:value-type="float">
            <text:p>3.62615293686734</text:p>
          </table:table-cell>
          <table:table-cell table:formula="of:=[.J180]/[.H180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formula="of:=[.G181]/[.I181]" office:value-type="float" office:value="3.63457760314342" calcext:value-type="float">
            <text:p>3.63457760314342</text:p>
          </table:table-cell>
          <table:table-cell table:formula="of:=[.J181]/[.H181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formula="of:=[.G182]/[.I182]" office:value-type="float" office:value="2.90503080082135" calcext:value-type="float">
            <text:p>2.90503080082135</text:p>
          </table:table-cell>
          <table:table-cell table:formula="of:=[.J182]/[.H182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formula="of:=[.G183]/[.I183]" office:value-type="float" office:value="2.91488301550323" calcext:value-type="float">
            <text:p>2.91488301550323</text:p>
          </table:table-cell>
          <table:table-cell table:formula="of:=[.J183]/[.H183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formula="of:=[.G184]/[.I184]" office:value-type="float" office:value="2.89169610517372" calcext:value-type="float">
            <text:p>2.89169610517372</text:p>
          </table:table-cell>
          <table:table-cell table:formula="of:=[.J184]/[.H184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formula="of:=[.G185]/[.I185]" office:value-type="float" office:value="2.82121217676661" calcext:value-type="float">
            <text:p>2.82121217676661</text:p>
          </table:table-cell>
          <table:table-cell table:formula="of:=[.J185]/[.H185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formula="of:=[.G186]/[.I186]" office:value-type="float" office:value="3.93033798975342" calcext:value-type="float">
            <text:p>3.93033798975342</text:p>
          </table:table-cell>
          <table:table-cell table:formula="of:=[.J186]/[.H186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formula="of:=[.G187]/[.I187]" office:value-type="float" office:value="3.99770528802787" calcext:value-type="float">
            <text:p>3.99770528802787</text:p>
          </table:table-cell>
          <table:table-cell table:formula="of:=[.J187]/[.H187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formula="of:=[.G188]/[.I188]" office:value-type="float" office:value="4.07616443251516" calcext:value-type="float">
            <text:p>4.07616443251516</text:p>
          </table:table-cell>
          <table:table-cell table:formula="of:=[.J188]/[.H188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formula="of:=[.G189]/[.I189]" office:value-type="float" office:value="4.1417661749472" calcext:value-type="float">
            <text:p>4.1417661749472</text:p>
          </table:table-cell>
          <table:table-cell table:formula="of:=[.J189]/[.H189]" office:value-type="float" office:value="1.23377787337779" calcext:value-type="float">
            <text:p>1.2337778733777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89]/60000" office:value-type="float" office:value="1173.00553333333" calcext:value-type="float">
            <text:p>1173.00553333333</text:p>
          </table:table-cell>
          <table:table-cell table:formula="of:=[.S189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189]" office:value-type="float" office:value="0.995" calcext:value-type="float">
            <text:p>0.995</text:p>
          </table:table-cell>
          <table:table-cell table:style-name="ce5" table:formula="of:=[.E189]" office:value-type="float" office:value="2.5" calcext:value-type="float">
            <text:p>2.5</text:p>
          </table:table-cell>
          <table:table-cell table:style-name="ce5" table:formula="of:=[.F189]" office:value-type="float" office:value="1" calcext:value-type="float">
            <text:p>1</text:p>
          </table:table-cell>
          <table:table-cell table:style-name="ce5" table:formula="of:=AVERAGE([.G154:.G189])" office:value-type="float" office:value="0.0830599861111111" calcext:value-type="float">
            <text:p>0.083059986111111</text:p>
          </table:table-cell>
          <table:table-cell table:style-name="ce5" table:formula="of:=AVERAGE([.H154:.H189])" office:value-type="float" office:value="0.0198312222222222" calcext:value-type="float">
            <text:p>0.019831222222222</text:p>
          </table:table-cell>
          <table:table-cell table:style-name="ce5" table:formula="of:=AVERAGE([.I154:.I189])" office:value-type="float" office:value="0.0197115388888889" calcext:value-type="float">
            <text:p>0.019711538888889</text:p>
          </table:table-cell>
          <table:table-cell table:style-name="ce5" table:formula="of:=AVERAGE([.J154:.J189])" office:value-type="float" office:value="0.0254489277777778" calcext:value-type="float">
            <text:p>0.025448927777778</text:p>
          </table:table-cell>
          <table:table-cell table:style-name="ce5" table:formula="of:=AVERAGE([.K154:.K189])" office:value-type="float" office:value="0.133333333333333" calcext:value-type="float">
            <text:p>0.133333333333333</text:p>
          </table:table-cell>
          <table:table-cell table:style-name="ce5" table:formula="of:=AVERAGE([.L154:.L189])" office:value-type="float" office:value="0.0230954666666667" calcext:value-type="float">
            <text:p>0.023095466666667</text:p>
          </table:table-cell>
          <table:table-cell table:style-name="ce5" table:formula="of:=AVERAGE([.M154:.M189])" office:value-type="float" office:value="0.561254" calcext:value-type="float">
            <text:p>0.561254</text:p>
          </table:table-cell>
          <table:table-cell table:style-name="ce5" table:formula="of:=AVERAGE([.N154:.N189])" office:value-type="float" office:value="0.000497072322222222" calcext:value-type="float">
            <text:p>0.000497072322222</text:p>
          </table:table-cell>
          <table:table-cell table:style-name="ce5" table:formula="of:=AVERAGE([.O154:.O189])" office:value-type="float" office:value="1955009.22222222" calcext:value-type="float">
            <text:p>1955009.22222222</text:p>
          </table:table-cell>
          <table:table-cell table:style-name="ce5" table:formula="of:=AVERAGE([.P154:.P189])" office:value-type="float" office:value="4.30945499857955" calcext:value-type="float">
            <text:p>4.30945499857955</text:p>
          </table:table-cell>
          <table:table-cell table:style-name="ce5" table:formula="of:=AVERAGE([.Q154:.Q189])" office:value-type="float" office:value="1.29292698382789" calcext:value-type="float">
            <text:p>1.29292698382789</text:p>
          </table:table-cell>
          <table:table-cell table:formula="of:=SUM([.O154:.O189])" office:value-type="float" office:value="70380332" calcext:value-type="float">
            <text:p>70380332</text:p>
          </table:table-cell>
          <table:table-cell table:formula="of:=[.R190]/60000" office:value-type="float" office:value="1173.00553333333" calcext:value-type="float">
            <text:p>1173.00553333333</text:p>
          </table:table-cell>
          <table:table-cell table:formula="of:=[.S190]/60" office:value-type="float" office:value="19.5500922222222" calcext:value-type="float">
            <text:p>19.5500922222222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formula="of:=[.G192]/[.I192]" office:value-type="float" office:value="5.27274114065516" calcext:value-type="float">
            <text:p>5.27274114065516</text:p>
          </table:table-cell>
          <table:table-cell table:formula="of:=[.J192]/[.H19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formula="of:=[.G193]/[.I193]" office:value-type="float" office:value="5.27898757722713" calcext:value-type="float">
            <text:p>5.27898757722713</text:p>
          </table:table-cell>
          <table:table-cell table:formula="of:=[.J193]/[.H193]" office:value-type="float" office:value="1.27513179695737" calcext:value-type="float">
            <text:p>1.275131796957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formula="of:=[.G194]/[.I194]" office:value-type="float" office:value="5.3214741223065" calcext:value-type="float">
            <text:p>5.3214741223065</text:p>
          </table:table-cell>
          <table:table-cell table:formula="of:=[.J194]/[.H194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formula="of:=[.G195]/[.I195]" office:value-type="float" office:value="5.42691868543051" calcext:value-type="float">
            <text:p>5.42691868543051</text:p>
          </table:table-cell>
          <table:table-cell table:formula="of:=[.J195]/[.H195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formula="of:=[.G196]/[.I196]" office:value-type="float" office:value="4.19089130048034" calcext:value-type="float">
            <text:p>4.19089130048034</text:p>
          </table:table-cell>
          <table:table-cell table:formula="of:=[.J196]/[.H196]" office:value-type="float" office:value="1.35080040213441" calcext:value-type="float">
            <text:p>1.35080040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formula="of:=[.G197]/[.I197]" office:value-type="float" office:value="4.19723836561186" calcext:value-type="float">
            <text:p>4.19723836561186</text:p>
          </table:table-cell>
          <table:table-cell table:formula="of:=[.J197]/[.H197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formula="of:=[.G198]/[.I198]" office:value-type="float" office:value="4.22512266780881" calcext:value-type="float">
            <text:p>4.22512266780881</text:p>
          </table:table-cell>
          <table:table-cell table:formula="of:=[.J198]/[.H198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formula="of:=[.G199]/[.I199]" office:value-type="float" office:value="4.2920391426769" calcext:value-type="float">
            <text:p>4.2920391426769</text:p>
          </table:table-cell>
          <table:table-cell table:formula="of:=[.J199]/[.H19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formula="of:=[.G200]/[.I200]" office:value-type="float" office:value="5.94767302098608" calcext:value-type="float">
            <text:p>5.94767302098608</text:p>
          </table:table-cell>
          <table:table-cell table:formula="of:=[.J200]/[.H200]" office:value-type="float" office:value="1.43209948148062" calcext:value-type="float">
            <text:p>1.4320994814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formula="of:=[.G201]/[.I201]" office:value-type="float" office:value="5.95055989223127" calcext:value-type="float">
            <text:p>5.95055989223127</text:p>
          </table:table-cell>
          <table:table-cell table:formula="of:=[.J201]/[.H201]" office:value-type="float" office:value="1.43827253981383" calcext:value-type="float">
            <text:p>1.438272539813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formula="of:=[.G202]/[.I202]" office:value-type="float" office:value="5.98930166869723" calcext:value-type="float">
            <text:p>5.98930166869723</text:p>
          </table:table-cell>
          <table:table-cell table:formula="of:=[.J202]/[.H202]" office:value-type="float" office:value="1.44467226357564" calcext:value-type="float">
            <text:p>1.44467226357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formula="of:=[.G203]/[.I203]" office:value-type="float" office:value="6.11131387994016" calcext:value-type="float">
            <text:p>6.11131387994016</text:p>
          </table:table-cell>
          <table:table-cell table:formula="of:=[.J203]/[.H203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formula="of:=[.G204]/[.I204]" office:value-type="float" office:value="4.22031434146718" calcext:value-type="float">
            <text:p>4.22031434146718</text:p>
          </table:table-cell>
          <table:table-cell table:formula="of:=[.J204]/[.H20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formula="of:=[.G205]/[.I205]" office:value-type="float" office:value="4.2913456935733" calcext:value-type="float">
            <text:p>4.2913456935733</text:p>
          </table:table-cell>
          <table:table-cell table:formula="of:=[.J205]/[.H20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formula="of:=[.G206]/[.I206]" office:value-type="float" office:value="4.38403700973539" calcext:value-type="float">
            <text:p>4.38403700973539</text:p>
          </table:table-cell>
          <table:table-cell table:formula="of:=[.J206]/[.H20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formula="of:=[.G207]/[.I207]" office:value-type="float" office:value="4.4801769538656" calcext:value-type="float">
            <text:p>4.4801769538656</text:p>
          </table:table-cell>
          <table:table-cell table:formula="of:=[.J207]/[.H20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formula="of:=[.G208]/[.I208]" office:value-type="float" office:value="3.43454681362024" calcext:value-type="float">
            <text:p>3.43454681362024</text:p>
          </table:table-cell>
          <table:table-cell table:formula="of:=[.J208]/[.H208]" office:value-type="float" office:value="1.13488322158132" calcext:value-type="float">
            <text:p>1.13488322158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formula="of:=[.G209]/[.I209]" office:value-type="float" office:value="3.47651962110961" calcext:value-type="float">
            <text:p>3.47651962110961</text:p>
          </table:table-cell>
          <table:table-cell table:formula="of:=[.J209]/[.H20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formula="of:=[.G210]/[.I210]" office:value-type="float" office:value="3.51668888148395" calcext:value-type="float">
            <text:p>3.51668888148395</text:p>
          </table:table-cell>
          <table:table-cell table:formula="of:=[.J210]/[.H21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formula="of:=[.G211]/[.I211]" office:value-type="float" office:value="3.53424822232146" calcext:value-type="float">
            <text:p>3.53424822232146</text:p>
          </table:table-cell>
          <table:table-cell table:formula="of:=[.J211]/[.H21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formula="of:=[.G212]/[.I212]" office:value-type="float" office:value="4.7373201310728" calcext:value-type="float">
            <text:p>4.7373201310728</text:p>
          </table:table-cell>
          <table:table-cell table:formula="of:=[.J212]/[.H212]" office:value-type="float" office:value="1.26893355258113" calcext:value-type="float">
            <text:p>1.26893355258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formula="of:=[.G213]/[.I213]" office:value-type="float" office:value="4.81203860926731" calcext:value-type="float">
            <text:p>4.81203860926731</text:p>
          </table:table-cell>
          <table:table-cell table:formula="of:=[.J213]/[.H21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formula="of:=[.G214]/[.I214]" office:value-type="float" office:value="4.92972902163336" calcext:value-type="float">
            <text:p>4.92972902163336</text:p>
          </table:table-cell>
          <table:table-cell table:formula="of:=[.J214]/[.H21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formula="of:=[.G215]/[.I215]" office:value-type="float" office:value="5.07376021613007" calcext:value-type="float">
            <text:p>5.07376021613007</text:p>
          </table:table-cell>
          <table:table-cell table:formula="of:=[.J215]/[.H21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formula="of:=[.G216]/[.I216]" office:value-type="float" office:value="3.52690629052152" calcext:value-type="float">
            <text:p>3.52690629052152</text:p>
          </table:table-cell>
          <table:table-cell table:formula="of:=[.J216]/[.H216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formula="of:=[.G217]/[.I217]" office:value-type="float" office:value="3.57896015549077" calcext:value-type="float">
            <text:p>3.57896015549077</text:p>
          </table:table-cell>
          <table:table-cell table:formula="of:=[.J217]/[.H217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formula="of:=[.G218]/[.I218]" office:value-type="float" office:value="3.62615293686734" calcext:value-type="float">
            <text:p>3.62615293686734</text:p>
          </table:table-cell>
          <table:table-cell table:formula="of:=[.J218]/[.H218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formula="of:=[.G219]/[.I219]" office:value-type="float" office:value="3.63457760314342" calcext:value-type="float">
            <text:p>3.63457760314342</text:p>
          </table:table-cell>
          <table:table-cell table:formula="of:=[.J219]/[.H219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formula="of:=[.G220]/[.I220]" office:value-type="float" office:value="2.90503080082135" calcext:value-type="float">
            <text:p>2.90503080082135</text:p>
          </table:table-cell>
          <table:table-cell table:formula="of:=[.J220]/[.H220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formula="of:=[.G221]/[.I221]" office:value-type="float" office:value="2.91488301550323" calcext:value-type="float">
            <text:p>2.91488301550323</text:p>
          </table:table-cell>
          <table:table-cell table:formula="of:=[.J221]/[.H221]" office:value-type="float" office:value="1.25405420454071" calcext:value-type="float">
            <text:p>1.25405420454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formula="of:=[.G222]/[.I222]" office:value-type="float" office:value="2.89169610517372" calcext:value-type="float">
            <text:p>2.89169610517372</text:p>
          </table:table-cell>
          <table:table-cell table:formula="of:=[.J222]/[.H222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formula="of:=[.G223]/[.I223]" office:value-type="float" office:value="2.82121217676661" calcext:value-type="float">
            <text:p>2.82121217676661</text:p>
          </table:table-cell>
          <table:table-cell table:formula="of:=[.J223]/[.H223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formula="of:=[.G224]/[.I224]" office:value-type="float" office:value="3.93033798975342" calcext:value-type="float">
            <text:p>3.93033798975342</text:p>
          </table:table-cell>
          <table:table-cell table:formula="of:=[.J224]/[.H224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formula="of:=[.G225]/[.I225]" office:value-type="float" office:value="3.99770528802787" calcext:value-type="float">
            <text:p>3.99770528802787</text:p>
          </table:table-cell>
          <table:table-cell table:formula="of:=[.J225]/[.H225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formula="of:=[.G226]/[.I226]" office:value-type="float" office:value="4.07616443251516" calcext:value-type="float">
            <text:p>4.07616443251516</text:p>
          </table:table-cell>
          <table:table-cell table:formula="of:=[.J226]/[.H226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formula="of:=[.G227]/[.I227]" office:value-type="float" office:value="4.1417661749472" calcext:value-type="float">
            <text:p>4.1417661749472</text:p>
          </table:table-cell>
          <table:table-cell table:formula="of:=[.J227]/[.H227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verages</text:p>
          </table:table-cell>
          <table:table-cell table:style-name="ce5" table:number-columns-repeated="2"/>
          <table:table-cell table:style-name="ce5" table:formula="of:=[.D227]" office:value-type="float" office:value="0.995" calcext:value-type="float">
            <text:p>0.995</text:p>
          </table:table-cell>
          <table:table-cell table:style-name="ce5" table:formula="of:=[.E227]" office:value-type="float" office:value="1.5" calcext:value-type="float">
            <text:p>1.5</text:p>
          </table:table-cell>
          <table:table-cell table:style-name="ce5" table:formula="of:=[.F227]" office:value-type="float" office:value="1" calcext:value-type="float">
            <text:p>1</text:p>
          </table:table-cell>
          <table:table-cell table:style-name="ce5" table:formula="of:=AVERAGE([.G192:.G227])" office:value-type="float" office:value="0.0830599861111111" calcext:value-type="float">
            <text:p>0.083059986111111</text:p>
          </table:table-cell>
          <table:table-cell table:style-name="ce5" table:formula="of:=AVERAGE([.H192:.H227])" office:value-type="float" office:value="0.0198312222222222" calcext:value-type="float">
            <text:p>0.019831222222222</text:p>
          </table:table-cell>
          <table:table-cell table:style-name="ce5" table:formula="of:=AVERAGE([.I192:.I227])" office:value-type="float" office:value="0.0197115388888889" calcext:value-type="float">
            <text:p>0.019711538888889</text:p>
          </table:table-cell>
          <table:table-cell table:style-name="ce5" table:formula="of:=AVERAGE([.J192:.J227])" office:value-type="float" office:value="0.0254489277777778" calcext:value-type="float">
            <text:p>0.025448927777778</text:p>
          </table:table-cell>
          <table:table-cell table:style-name="ce5" table:formula="of:=AVERAGE([.K192:.K227])" office:value-type="float" office:value="0.133333333333333" calcext:value-type="float">
            <text:p>0.133333333333333</text:p>
          </table:table-cell>
          <table:table-cell table:style-name="ce5" table:formula="of:=AVERAGE([.L192:.L227])" office:value-type="float" office:value="0.0230954666666667" calcext:value-type="float">
            <text:p>0.023095466666667</text:p>
          </table:table-cell>
          <table:table-cell table:style-name="ce5" table:formula="of:=AVERAGE([.M192:.M227])" office:value-type="float" office:value="0.561254" calcext:value-type="float">
            <text:p>0.561254</text:p>
          </table:table-cell>
          <table:table-cell table:style-name="ce5" table:formula="of:=AVERAGE([.N192:.N227])" office:value-type="float" office:value="0.000497072322222222" calcext:value-type="float">
            <text:p>0.000497072322222</text:p>
          </table:table-cell>
          <table:table-cell table:style-name="ce5" table:formula="of:=AVERAGE([.O192:.O227])" office:value-type="float" office:value="1969624.77777778" calcext:value-type="float">
            <text:p>1969624.77777778</text:p>
          </table:table-cell>
          <table:table-cell table:style-name="ce5" table:formula="of:=AVERAGE([.P192:.P227])" office:value-type="float" office:value="4.30945499857955" calcext:value-type="float">
            <text:p>4.30945499857955</text:p>
          </table:table-cell>
          <table:table-cell table:style-name="ce5" table:formula="of:=AVERAGE([.Q192:.Q227])" office:value-type="float" office:value="1.29292698382789" calcext:value-type="float">
            <text:p>1.29292698382789</text:p>
          </table:table-cell>
          <table:table-cell table:formula="of:=SUM([.O192:.O227])" office:value-type="float" office:value="70906492" calcext:value-type="float">
            <text:p>70906492</text:p>
          </table:table-cell>
          <table:table-cell table:formula="of:=[.R228]/60000" office:value-type="float" office:value="1181.77486666667" calcext:value-type="float">
            <text:p>1181.77486666667</text:p>
          </table:table-cell>
          <table:table-cell table:formula="of:=[.S228]/60" office:value-type="float" office:value="19.6962477777778" calcext:value-type="float">
            <text:p>19.6962477777778</text:p>
          </table:table-cell>
          <table:table-cell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</text:p>
          </table:table-cell>
          <table:table-cell table:style-name="ce2" office:value-type="string" calcext:value-type="string">
            <text:p>far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formula="of:=[.G230]/[.I230]" office:value-type="float" office:value="5.21502286347618" calcext:value-type="float">
            <text:p>5.21502286347618</text:p>
          </table:table-cell>
          <table:table-cell table:formula="of:=[.J230]/[.H230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formula="of:=[.G231]/[.I231]" office:value-type="float" office:value="5.22212173404178" calcext:value-type="float">
            <text:p>5.22212173404178</text:p>
          </table:table-cell>
          <table:table-cell table:formula="of:=[.J231]/[.H231]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Padding corregido en gabor, des=pre.origina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formula="of:=[.G232]/[.I232]" office:value-type="float" office:value="5.26638826124381" calcext:value-type="float">
            <text:p>5.26638826124381</text:p>
          </table:table-cell>
          <table:table-cell table:formula="of:=[.J232]/[.H232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formula="of:=[.G233]/[.I233]" office:value-type="float" office:value="5.37376669401601" calcext:value-type="float">
            <text:p>5.37376669401601</text:p>
          </table:table-cell>
          <table:table-cell table:formula="of:=[.J233]/[.H233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formula="of:=[.G234]/[.I234]" office:value-type="float" office:value="4.13227987293313" calcext:value-type="float">
            <text:p>4.13227987293313</text:p>
          </table:table-cell>
          <table:table-cell table:formula="of:=[.J234]/[.H234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formula="of:=[.G235]/[.I235]" office:value-type="float" office:value="4.13812642961115" calcext:value-type="float">
            <text:p>4.13812642961115</text:p>
          </table:table-cell>
          <table:table-cell table:formula="of:=[.J235]/[.H235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formula="of:=[.G236]/[.I236]" office:value-type="float" office:value="4.17078155288743" calcext:value-type="float">
            <text:p>4.17078155288743</text:p>
          </table:table-cell>
          <table:table-cell table:formula="of:=[.J236]/[.H236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formula="of:=[.G237]/[.I237]" office:value-type="float" office:value="4.23832469921716" calcext:value-type="float">
            <text:p>4.23832469921716</text:p>
          </table:table-cell>
          <table:table-cell table:formula="of:=[.J237]/[.H237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formula="of:=[.G238]/[.I238]" office:value-type="float" office:value="5.897318016885" calcext:value-type="float">
            <text:p>5.897318016885</text:p>
          </table:table-cell>
          <table:table-cell table:formula="of:=[.J238]/[.H238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formula="of:=[.G239]/[.I239]" office:value-type="float" office:value="5.90240229386536" calcext:value-type="float">
            <text:p>5.90240229386536</text:p>
          </table:table-cell>
          <table:table-cell table:formula="of:=[.J239]/[.H239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formula="of:=[.G240]/[.I240]" office:value-type="float" office:value="5.94586134377165" calcext:value-type="float">
            <text:p>5.94586134377165</text:p>
          </table:table-cell>
          <table:table-cell table:formula="of:=[.J240]/[.H240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formula="of:=[.G241]/[.I241]" office:value-type="float" office:value="6.07464062957586" calcext:value-type="float">
            <text:p>6.07464062957586</text:p>
          </table:table-cell>
          <table:table-cell table:formula="of:=[.J241]/[.H241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formula="of:=[.G242]/[.I242]" office:value-type="float" office:value="4.17557908989796" calcext:value-type="float">
            <text:p>4.17557908989796</text:p>
          </table:table-cell>
          <table:table-cell table:formula="of:=[.J242]/[.H24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formula="of:=[.G243]/[.I243]" office:value-type="float" office:value="4.24785572252505" calcext:value-type="float">
            <text:p>4.24785572252505</text:p>
          </table:table-cell>
          <table:table-cell table:formula="of:=[.J243]/[.H24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formula="of:=[.G244]/[.I244]" office:value-type="float" office:value="4.34776178771406" calcext:value-type="float">
            <text:p>4.34776178771406</text:p>
          </table:table-cell>
          <table:table-cell table:formula="of:=[.J244]/[.H24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formula="of:=[.G245]/[.I245]" office:value-type="float" office:value="4.44736967262927" calcext:value-type="float">
            <text:p>4.44736967262927</text:p>
          </table:table-cell>
          <table:table-cell table:formula="of:=[.J245]/[.H24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formula="of:=[.G246]/[.I246]" office:value-type="float" office:value="3.39252465420422" calcext:value-type="float">
            <text:p>3.39252465420422</text:p>
          </table:table-cell>
          <table:table-cell table:formula="of:=[.J246]/[.H24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formula="of:=[.G247]/[.I247]" office:value-type="float" office:value="3.43843809647753" calcext:value-type="float">
            <text:p>3.43843809647753</text:p>
          </table:table-cell>
          <table:table-cell table:formula="of:=[.J247]/[.H247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formula="of:=[.G248]/[.I248]" office:value-type="float" office:value="3.48261174193979" calcext:value-type="float">
            <text:p>3.48261174193979</text:p>
          </table:table-cell>
          <table:table-cell table:formula="of:=[.J248]/[.H24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formula="of:=[.G249]/[.I249]" office:value-type="float" office:value="3.50116029222174" calcext:value-type="float">
            <text:p>3.50116029222174</text:p>
          </table:table-cell>
          <table:table-cell table:formula="of:=[.J249]/[.H24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formula="of:=[.G250]/[.I250]" office:value-type="float" office:value="4.66251020162423" calcext:value-type="float">
            <text:p>4.66251020162423</text:p>
          </table:table-cell>
          <table:table-cell table:formula="of:=[.J250]/[.H25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formula="of:=[.G251]/[.I251]" office:value-type="float" office:value="4.73913756054922" calcext:value-type="float">
            <text:p>4.73913756054922</text:p>
          </table:table-cell>
          <table:table-cell table:formula="of:=[.J251]/[.H25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formula="of:=[.G252]/[.I252]" office:value-type="float" office:value="4.85894991876943" calcext:value-type="float">
            <text:p>4.85894991876943</text:p>
          </table:table-cell>
          <table:table-cell table:formula="of:=[.J252]/[.H25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formula="of:=[.G253]/[.I253]" office:value-type="float" office:value="5.00097600968202" calcext:value-type="float">
            <text:p>5.00097600968202</text:p>
          </table:table-cell>
          <table:table-cell table:formula="of:=[.J253]/[.H25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formula="of:=[.G254]/[.I254]" office:value-type="float" office:value="3.47143796181169" calcext:value-type="float">
            <text:p>3.47143796181169</text:p>
          </table:table-cell>
          <table:table-cell table:formula="of:=[.J254]/[.H254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formula="of:=[.G255]/[.I255]" office:value-type="float" office:value="3.5208556453445" calcext:value-type="float">
            <text:p>3.5208556453445</text:p>
          </table:table-cell>
          <table:table-cell table:formula="of:=[.J255]/[.H25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formula="of:=[.G256]/[.I256]" office:value-type="float" office:value="3.56450515932789" calcext:value-type="float">
            <text:p>3.56450515932789</text:p>
          </table:table-cell>
          <table:table-cell table:formula="of:=[.J256]/[.H25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formula="of:=[.G257]/[.I257]" office:value-type="float" office:value="3.57531012835121" calcext:value-type="float">
            <text:p>3.57531012835121</text:p>
          </table:table-cell>
          <table:table-cell table:formula="of:=[.J257]/[.H25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formula="of:=[.G258]/[.I258]" office:value-type="float" office:value="2.857027270003" calcext:value-type="float">
            <text:p>2.857027270003</text:p>
          </table:table-cell>
          <table:table-cell table:formula="of:=[.J258]/[.H258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formula="of:=[.G259]/[.I259]" office:value-type="float" office:value="2.86686386648755" calcext:value-type="float">
            <text:p>2.86686386648755</text:p>
          </table:table-cell>
          <table:table-cell table:formula="of:=[.J259]/[.H25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formula="of:=[.G260]/[.I260]" office:value-type="float" office:value="2.84023025034802" calcext:value-type="float">
            <text:p>2.84023025034802</text:p>
          </table:table-cell>
          <table:table-cell table:formula="of:=[.J260]/[.H26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formula="of:=[.G261]/[.I261]" office:value-type="float" office:value="2.77158866334386" calcext:value-type="float">
            <text:p>2.77158866334386</text:p>
          </table:table-cell>
          <table:table-cell table:formula="of:=[.J261]/[.H26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formula="of:=[.G262]/[.I262]" office:value-type="float" office:value="3.87003364764891" calcext:value-type="float">
            <text:p>3.87003364764891</text:p>
          </table:table-cell>
          <table:table-cell table:formula="of:=[.J262]/[.H262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formula="of:=[.G263]/[.I263]" office:value-type="float" office:value="3.93494236692929" calcext:value-type="float">
            <text:p>3.93494236692929</text:p>
          </table:table-cell>
          <table:table-cell table:formula="of:=[.J263]/[.H26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formula="of:=[.G264]/[.I264]" office:value-type="float" office:value="4.00553315019386" calcext:value-type="float">
            <text:p>4.00553315019386</text:p>
          </table:table-cell>
          <table:table-cell table:formula="of:=[.J264]/[.H26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formula="of:=[.G265]/[.I265]" office:value-type="float" office:value="4.07796832763295" calcext:value-type="float">
            <text:p>4.07796832763295</text:p>
          </table:table-cell>
          <table:table-cell table:formula="of:=[.J265]/[.H26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formula="of:=[.G266]/[.I266]" office:value-type="float" office:value="5.21502286347618" calcext:value-type="float">
            <text:p>5.21502286347618</text:p>
          </table:table-cell>
          <table:table-cell table:formula="of:=[.J266]/[.H266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formula="of:=[.G267]/[.I267]" office:value-type="float" office:value="5.22212173404178" calcext:value-type="float">
            <text:p>5.22212173404178</text:p>
          </table:table-cell>
          <table:table-cell table:formula="of:=[.J267]/[.H267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formula="of:=[.G268]/[.I268]" office:value-type="float" office:value="5.26638826124381" calcext:value-type="float">
            <text:p>5.26638826124381</text:p>
          </table:table-cell>
          <table:table-cell table:formula="of:=[.J268]/[.H268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formula="of:=[.G269]/[.I269]" office:value-type="float" office:value="5.37376669401601" calcext:value-type="float">
            <text:p>5.37376669401601</text:p>
          </table:table-cell>
          <table:table-cell table:formula="of:=[.J269]/[.H269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formula="of:=[.G270]/[.I270]" office:value-type="float" office:value="4.13227987293313" calcext:value-type="float">
            <text:p>4.13227987293313</text:p>
          </table:table-cell>
          <table:table-cell table:formula="of:=[.J270]/[.H270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formula="of:=[.G271]/[.I271]" office:value-type="float" office:value="4.13812642961115" calcext:value-type="float">
            <text:p>4.13812642961115</text:p>
          </table:table-cell>
          <table:table-cell table:formula="of:=[.J271]/[.H271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formula="of:=[.G272]/[.I272]" office:value-type="float" office:value="4.17078155288743" calcext:value-type="float">
            <text:p>4.17078155288743</text:p>
          </table:table-cell>
          <table:table-cell table:formula="of:=[.J272]/[.H272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formula="of:=[.G273]/[.I273]" office:value-type="float" office:value="4.23832469921716" calcext:value-type="float">
            <text:p>4.23832469921716</text:p>
          </table:table-cell>
          <table:table-cell table:formula="of:=[.J273]/[.H27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formula="of:=[.G274]/[.I274]" office:value-type="float" office:value="5.897318016885" calcext:value-type="float">
            <text:p>5.897318016885</text:p>
          </table:table-cell>
          <table:table-cell table:formula="of:=[.J274]/[.H274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formula="of:=[.G275]/[.I275]" office:value-type="float" office:value="5.90240229386536" calcext:value-type="float">
            <text:p>5.90240229386536</text:p>
          </table:table-cell>
          <table:table-cell table:formula="of:=[.J275]/[.H275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formula="of:=[.G276]/[.I276]" office:value-type="float" office:value="5.94586134377165" calcext:value-type="float">
            <text:p>5.94586134377165</text:p>
          </table:table-cell>
          <table:table-cell table:formula="of:=[.J276]/[.H276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formula="of:=[.G277]/[.I277]" office:value-type="float" office:value="6.07464062957586" calcext:value-type="float">
            <text:p>6.07464062957586</text:p>
          </table:table-cell>
          <table:table-cell table:formula="of:=[.J277]/[.H277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formula="of:=[.G278]/[.I278]" office:value-type="float" office:value="4.17557908989796" calcext:value-type="float">
            <text:p>4.17557908989796</text:p>
          </table:table-cell>
          <table:table-cell table:formula="of:=[.J278]/[.H278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formula="of:=[.G279]/[.I279]" office:value-type="float" office:value="4.24785572252505" calcext:value-type="float">
            <text:p>4.24785572252505</text:p>
          </table:table-cell>
          <table:table-cell table:formula="of:=[.J279]/[.H279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formula="of:=[.G280]/[.I280]" office:value-type="float" office:value="4.34776178771406" calcext:value-type="float">
            <text:p>4.34776178771406</text:p>
          </table:table-cell>
          <table:table-cell table:formula="of:=[.J280]/[.H280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formula="of:=[.G281]/[.I281]" office:value-type="float" office:value="4.44736967262927" calcext:value-type="float">
            <text:p>4.44736967262927</text:p>
          </table:table-cell>
          <table:table-cell table:formula="of:=[.J281]/[.H281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formula="of:=[.G282]/[.I282]" office:value-type="float" office:value="3.39252465420422" calcext:value-type="float">
            <text:p>3.39252465420422</text:p>
          </table:table-cell>
          <table:table-cell table:formula="of:=[.J282]/[.H282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formula="of:=[.G283]/[.I283]" office:value-type="float" office:value="3.43843809647753" calcext:value-type="float">
            <text:p>3.43843809647753</text:p>
          </table:table-cell>
          <table:table-cell table:formula="of:=[.J283]/[.H283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formula="of:=[.G284]/[.I284]" office:value-type="float" office:value="3.48261174193979" calcext:value-type="float">
            <text:p>3.48261174193979</text:p>
          </table:table-cell>
          <table:table-cell table:formula="of:=[.J284]/[.H284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formula="of:=[.G285]/[.I285]" office:value-type="float" office:value="3.50116029222174" calcext:value-type="float">
            <text:p>3.50116029222174</text:p>
          </table:table-cell>
          <table:table-cell table:formula="of:=[.J285]/[.H285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formula="of:=[.G286]/[.I286]" office:value-type="float" office:value="4.66251020162423" calcext:value-type="float">
            <text:p>4.66251020162423</text:p>
          </table:table-cell>
          <table:table-cell table:formula="of:=[.J286]/[.H286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formula="of:=[.G287]/[.I287]" office:value-type="float" office:value="4.73913756054922" calcext:value-type="float">
            <text:p>4.73913756054922</text:p>
          </table:table-cell>
          <table:table-cell table:formula="of:=[.J287]/[.H287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formula="of:=[.G288]/[.I288]" office:value-type="float" office:value="4.85894991876943" calcext:value-type="float">
            <text:p>4.85894991876943</text:p>
          </table:table-cell>
          <table:table-cell table:formula="of:=[.J288]/[.H288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formula="of:=[.G289]/[.I289]" office:value-type="float" office:value="5.00097600968202" calcext:value-type="float">
            <text:p>5.00097600968202</text:p>
          </table:table-cell>
          <table:table-cell table:formula="of:=[.J289]/[.H289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formula="of:=[.G290]/[.I290]" office:value-type="float" office:value="3.47143796181169" calcext:value-type="float">
            <text:p>3.47143796181169</text:p>
          </table:table-cell>
          <table:table-cell table:formula="of:=[.J290]/[.H29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formula="of:=[.G291]/[.I291]" office:value-type="float" office:value="3.5208556453445" calcext:value-type="float">
            <text:p>3.5208556453445</text:p>
          </table:table-cell>
          <table:table-cell table:formula="of:=[.J291]/[.H29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formula="of:=[.G292]/[.I292]" office:value-type="float" office:value="3.56450515932789" calcext:value-type="float">
            <text:p>3.56450515932789</text:p>
          </table:table-cell>
          <table:table-cell table:formula="of:=[.J292]/[.H29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formula="of:=[.G293]/[.I293]" office:value-type="float" office:value="3.57531012835121" calcext:value-type="float">
            <text:p>3.57531012835121</text:p>
          </table:table-cell>
          <table:table-cell table:formula="of:=[.J293]/[.H29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formula="of:=[.G294]/[.I294]" office:value-type="float" office:value="2.857027270003" calcext:value-type="float">
            <text:p>2.857027270003</text:p>
          </table:table-cell>
          <table:table-cell table:formula="of:=[.J294]/[.H29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formula="of:=[.G295]/[.I295]" office:value-type="float" office:value="2.86686386648755" calcext:value-type="float">
            <text:p>2.86686386648755</text:p>
          </table:table-cell>
          <table:table-cell table:formula="of:=[.J295]/[.H29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formula="of:=[.G296]/[.I296]" office:value-type="float" office:value="2.84023025034802" calcext:value-type="float">
            <text:p>2.84023025034802</text:p>
          </table:table-cell>
          <table:table-cell table:formula="of:=[.J296]/[.H29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formula="of:=[.G297]/[.I297]" office:value-type="float" office:value="2.77158866334386" calcext:value-type="float">
            <text:p>2.77158866334386</text:p>
          </table:table-cell>
          <table:table-cell table:formula="of:=[.J297]/[.H29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formula="of:=[.G298]/[.I298]" office:value-type="float" office:value="3.87003364764891" calcext:value-type="float">
            <text:p>3.87003364764891</text:p>
          </table:table-cell>
          <table:table-cell table:formula="of:=[.J298]/[.H29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formula="of:=[.G299]/[.I299]" office:value-type="float" office:value="3.93494236692929" calcext:value-type="float">
            <text:p>3.93494236692929</text:p>
          </table:table-cell>
          <table:table-cell table:formula="of:=[.J299]/[.H29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formula="of:=[.G300]/[.I300]" office:value-type="float" office:value="4.00553315019386" calcext:value-type="float">
            <text:p>4.00553315019386</text:p>
          </table:table-cell>
          <table:table-cell table:formula="of:=[.J300]/[.H30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formula="of:=[.G301]/[.I301]" office:value-type="float" office:value="4.07796832763295" calcext:value-type="float">
            <text:p>4.07796832763295</text:p>
          </table:table-cell>
          <table:table-cell table:formula="of:=[.J301]/[.H30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formula="of:=[.G302]/[.I302]" office:value-type="float" office:value="5.21502286347618" calcext:value-type="float">
            <text:p>5.21502286347618</text:p>
          </table:table-cell>
          <table:table-cell table:formula="of:=[.J302]/[.H302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formula="of:=[.G303]/[.I303]" office:value-type="float" office:value="5.22212173404178" calcext:value-type="float">
            <text:p>5.22212173404178</text:p>
          </table:table-cell>
          <table:table-cell table:formula="of:=[.J303]/[.H303]" office:value-type="float" office:value="1.27648139780087" calcext:value-type="float">
            <text:p>1.276481397800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formula="of:=[.G304]/[.I304]" office:value-type="float" office:value="5.26638826124381" calcext:value-type="float">
            <text:p>5.26638826124381</text:p>
          </table:table-cell>
          <table:table-cell table:formula="of:=[.J304]/[.H304]" office:value-type="float" office:value="1.28164316653403" calcext:value-type="float">
            <text:p>1.28164316653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formula="of:=[.G305]/[.I305]" office:value-type="float" office:value="5.37376669401601" calcext:value-type="float">
            <text:p>5.37376669401601</text:p>
          </table:table-cell>
          <table:table-cell table:formula="of:=[.J305]/[.H305]" office:value-type="float" office:value="1.52777125927664" calcext:value-type="float">
            <text:p>1.52777125927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formula="of:=[.G306]/[.I306]" office:value-type="float" office:value="4.13227987293313" calcext:value-type="float">
            <text:p>4.13227987293313</text:p>
          </table:table-cell>
          <table:table-cell table:formula="of:=[.J306]/[.H306]" office:value-type="float" office:value="1.35662304376529" calcext:value-type="float">
            <text:p>1.35662304376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formula="of:=[.G307]/[.I307]" office:value-type="float" office:value="4.13812642961115" calcext:value-type="float">
            <text:p>4.13812642961115</text:p>
          </table:table-cell>
          <table:table-cell table:formula="of:=[.J307]/[.H307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formula="of:=[.G308]/[.I308]" office:value-type="float" office:value="4.17078155288743" calcext:value-type="float">
            <text:p>4.17078155288743</text:p>
          </table:table-cell>
          <table:table-cell table:formula="of:=[.J308]/[.H308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formula="of:=[.G309]/[.I309]" office:value-type="float" office:value="4.23832469921716" calcext:value-type="float">
            <text:p>4.23832469921716</text:p>
          </table:table-cell>
          <table:table-cell table:formula="of:=[.J309]/[.H309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formula="of:=[.G310]/[.I310]" office:value-type="float" office:value="5.897318016885" calcext:value-type="float">
            <text:p>5.897318016885</text:p>
          </table:table-cell>
          <table:table-cell table:formula="of:=[.J310]/[.H310]" office:value-type="float" office:value="1.42072765823596" calcext:value-type="float">
            <text:p>1.42072765823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formula="of:=[.G311]/[.I311]" office:value-type="float" office:value="5.90240229386536" calcext:value-type="float">
            <text:p>5.90240229386536</text:p>
          </table:table-cell>
          <table:table-cell table:formula="of:=[.J311]/[.H311]" office:value-type="float" office:value="1.43292227973187" calcext:value-type="float">
            <text:p>1.43292227973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formula="of:=[.G312]/[.I312]" office:value-type="float" office:value="5.94586134377165" calcext:value-type="float">
            <text:p>5.94586134377165</text:p>
          </table:table-cell>
          <table:table-cell table:formula="of:=[.J312]/[.H312]" office:value-type="float" office:value="1.37850164019541" calcext:value-type="float">
            <text:p>1.37850164019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formula="of:=[.G313]/[.I313]" office:value-type="float" office:value="6.07464062957586" calcext:value-type="float">
            <text:p>6.07464062957586</text:p>
          </table:table-cell>
          <table:table-cell table:formula="of:=[.J313]/[.H313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formula="of:=[.G314]/[.I314]" office:value-type="float" office:value="4.17557908989796" calcext:value-type="float">
            <text:p>4.17557908989796</text:p>
          </table:table-cell>
          <table:table-cell table:formula="of:=[.J314]/[.H3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formula="of:=[.G315]/[.I315]" office:value-type="float" office:value="4.24785572252505" calcext:value-type="float">
            <text:p>4.24785572252505</text:p>
          </table:table-cell>
          <table:table-cell table:formula="of:=[.J315]/[.H315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formula="of:=[.G316]/[.I316]" office:value-type="float" office:value="4.34776178771406" calcext:value-type="float">
            <text:p>4.34776178771406</text:p>
          </table:table-cell>
          <table:table-cell table:formula="of:=[.J316]/[.H316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formula="of:=[.G317]/[.I317]" office:value-type="float" office:value="4.44736967262927" calcext:value-type="float">
            <text:p>4.44736967262927</text:p>
          </table:table-cell>
          <table:table-cell table:formula="of:=[.J317]/[.H317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formula="of:=[.G318]/[.I318]" office:value-type="float" office:value="3.39252465420422" calcext:value-type="float">
            <text:p>3.39252465420422</text:p>
          </table:table-cell>
          <table:table-cell table:formula="of:=[.J318]/[.H318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formula="of:=[.G319]/[.I319]" office:value-type="float" office:value="3.43843809647753" calcext:value-type="float">
            <text:p>3.43843809647753</text:p>
          </table:table-cell>
          <table:table-cell table:formula="of:=[.J319]/[.H319]"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formula="of:=[.G320]/[.I320]" office:value-type="float" office:value="3.48261174193979" calcext:value-type="float">
            <text:p>3.48261174193979</text:p>
          </table:table-cell>
          <table:table-cell table:formula="of:=[.J320]/[.H3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formula="of:=[.G321]/[.I321]" office:value-type="float" office:value="3.50116029222174" calcext:value-type="float">
            <text:p>3.50116029222174</text:p>
          </table:table-cell>
          <table:table-cell table:formula="of:=[.J321]/[.H321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formula="of:=[.G322]/[.I322]" office:value-type="float" office:value="4.66251020162423" calcext:value-type="float">
            <text:p>4.66251020162423</text:p>
          </table:table-cell>
          <table:table-cell table:formula="of:=[.J322]/[.H322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formula="of:=[.G323]/[.I323]" office:value-type="float" office:value="4.73913756054922" calcext:value-type="float">
            <text:p>4.73913756054922</text:p>
          </table:table-cell>
          <table:table-cell table:formula="of:=[.J323]/[.H323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formula="of:=[.G324]/[.I324]" office:value-type="float" office:value="4.85894991876943" calcext:value-type="float">
            <text:p>4.85894991876943</text:p>
          </table:table-cell>
          <table:table-cell table:formula="of:=[.J324]/[.H324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formula="of:=[.G325]/[.I325]" office:value-type="float" office:value="5.00097600968202" calcext:value-type="float">
            <text:p>5.00097600968202</text:p>
          </table:table-cell>
          <table:table-cell table:formula="of:=[.J325]/[.H325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formula="of:=[.G326]/[.I326]" office:value-type="float" office:value="3.47143796181169" calcext:value-type="float">
            <text:p>3.47143796181169</text:p>
          </table:table-cell>
          <table:table-cell table:formula="of:=[.J326]/[.H326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formula="of:=[.G327]/[.I327]" office:value-type="float" office:value="3.5208556453445" calcext:value-type="float">
            <text:p>3.5208556453445</text:p>
          </table:table-cell>
          <table:table-cell table:formula="of:=[.J327]/[.H327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formula="of:=[.G328]/[.I328]" office:value-type="float" office:value="3.56450515932789" calcext:value-type="float">
            <text:p>3.56450515932789</text:p>
          </table:table-cell>
          <table:table-cell table:formula="of:=[.J328]/[.H328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formula="of:=[.G329]/[.I329]" office:value-type="float" office:value="3.57531012835121" calcext:value-type="float">
            <text:p>3.57531012835121</text:p>
          </table:table-cell>
          <table:table-cell table:formula="of:=[.J329]/[.H329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formula="of:=[.G330]/[.I330]" office:value-type="float" office:value="2.857027270003" calcext:value-type="float">
            <text:p>2.857027270003</text:p>
          </table:table-cell>
          <table:table-cell table:formula="of:=[.J330]/[.H330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formula="of:=[.G331]/[.I331]" office:value-type="float" office:value="2.86686386648755" calcext:value-type="float">
            <text:p>2.86686386648755</text:p>
          </table:table-cell>
          <table:table-cell table:formula="of:=[.J331]/[.H331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formula="of:=[.G332]/[.I332]" office:value-type="float" office:value="2.84023025034802" calcext:value-type="float">
            <text:p>2.84023025034802</text:p>
          </table:table-cell>
          <table:table-cell table:formula="of:=[.J332]/[.H332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formula="of:=[.G333]/[.I333]" office:value-type="float" office:value="2.77158866334386" calcext:value-type="float">
            <text:p>2.77158866334386</text:p>
          </table:table-cell>
          <table:table-cell table:formula="of:=[.J333]/[.H333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formula="of:=[.G334]/[.I334]" office:value-type="float" office:value="3.87003364764891" calcext:value-type="float">
            <text:p>3.87003364764891</text:p>
          </table:table-cell>
          <table:table-cell table:formula="of:=[.J334]/[.H334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formula="of:=[.G335]/[.I335]" office:value-type="float" office:value="3.93494236692929" calcext:value-type="float">
            <text:p>3.93494236692929</text:p>
          </table:table-cell>
          <table:table-cell table:formula="of:=[.J335]/[.H335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formula="of:=[.G336]/[.I336]" office:value-type="float" office:value="4.00553315019386" calcext:value-type="float">
            <text:p>4.00553315019386</text:p>
          </table:table-cell>
          <table:table-cell table:formula="of:=[.J336]/[.H336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formula="of:=[.G337]/[.I337]" office:value-type="float" office:value="4.07796832763295" calcext:value-type="float">
            <text:p>4.07796832763295</text:p>
          </table:table-cell>
          <table:table-cell table:formula="of:=[.J337]/[.H337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formula="of:=[.G338]/[.I338]" office:value-type="float" office:value="5.18885020205181" calcext:value-type="float">
            <text:p>5.18885020205181</text:p>
          </table:table-cell>
          <table:table-cell table:formula="of:=[.J338]/[.H338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formula="of:=[.G339]/[.I339]" office:value-type="float" office:value="5.19395890831033" calcext:value-type="float">
            <text:p>5.19395890831033</text:p>
          </table:table-cell>
          <table:table-cell table:formula="of:=[.J339]/[.H339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formula="of:=[.G340]/[.I340]" office:value-type="float" office:value="5.23145168890265" calcext:value-type="float">
            <text:p>5.23145168890265</text:p>
          </table:table-cell>
          <table:table-cell table:formula="of:=[.J340]/[.H340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formula="of:=[.G341]/[.I341]" office:value-type="float" office:value="5.33563901685471" calcext:value-type="float">
            <text:p>5.33563901685471</text:p>
          </table:table-cell>
          <table:table-cell table:formula="of:=[.J341]/[.H34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formula="of:=[.G342]/[.I342]" office:value-type="float" office:value="4.11307412628923" calcext:value-type="float">
            <text:p>4.11307412628923</text:p>
          </table:table-cell>
          <table:table-cell table:formula="of:=[.J342]/[.H342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formula="of:=[.G343]/[.I343]" office:value-type="float" office:value="4.1175775062652" calcext:value-type="float">
            <text:p>4.1175775062652</text:p>
          </table:table-cell>
          <table:table-cell table:formula="of:=[.J343]/[.H343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formula="of:=[.G344]/[.I344]" office:value-type="float" office:value="4.1476913132042" calcext:value-type="float">
            <text:p>4.1476913132042</text:p>
          </table:table-cell>
          <table:table-cell table:formula="of:=[.J344]/[.H344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formula="of:=[.G345]/[.I345]" office:value-type="float" office:value="4.21602334139094" calcext:value-type="float">
            <text:p>4.21602334139094</text:p>
          </table:table-cell>
          <table:table-cell table:formula="of:=[.J345]/[.H345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formula="of:=[.G346]/[.I346]" office:value-type="float" office:value="5.88072163951859" calcext:value-type="float">
            <text:p>5.88072163951859</text:p>
          </table:table-cell>
          <table:table-cell table:formula="of:=[.J346]/[.H346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formula="of:=[.G347]/[.I347]" office:value-type="float" office:value="5.88392803163126" calcext:value-type="float">
            <text:p>5.88392803163126</text:p>
          </table:table-cell>
          <table:table-cell table:formula="of:=[.J347]/[.H347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formula="of:=[.G348]/[.I348]" office:value-type="float" office:value="5.918084996255" calcext:value-type="float">
            <text:p>5.918084996255</text:p>
          </table:table-cell>
          <table:table-cell table:formula="of:=[.J348]/[.H348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formula="of:=[.G349]/[.I349]" office:value-type="float" office:value="6.03919832933329" calcext:value-type="float">
            <text:p>6.03919832933329</text:p>
          </table:table-cell>
          <table:table-cell table:formula="of:=[.J349]/[.H349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formula="of:=[.G350]/[.I350]" office:value-type="float" office:value="4.15751298849072" calcext:value-type="float">
            <text:p>4.15751298849072</text:p>
          </table:table-cell>
          <table:table-cell table:formula="of:=[.J350]/[.H350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formula="of:=[.G351]/[.I351]" office:value-type="float" office:value="4.22617215528119" calcext:value-type="float">
            <text:p>4.22617215528119</text:p>
          </table:table-cell>
          <table:table-cell table:formula="of:=[.J351]/[.H351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formula="of:=[.G352]/[.I352]" office:value-type="float" office:value="4.32481383250026" calcext:value-type="float">
            <text:p>4.32481383250026</text:p>
          </table:table-cell>
          <table:table-cell table:formula="of:=[.J352]/[.H352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formula="of:=[.G353]/[.I353]" office:value-type="float" office:value="4.4241796455921" calcext:value-type="float">
            <text:p>4.4241796455921</text:p>
          </table:table-cell>
          <table:table-cell table:formula="of:=[.J353]/[.H353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formula="of:=[.G354]/[.I354]" office:value-type="float" office:value="3.37645059351515" calcext:value-type="float">
            <text:p>3.37645059351515</text:p>
          </table:table-cell>
          <table:table-cell table:formula="of:=[.J354]/[.H354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formula="of:=[.G355]/[.I355]" office:value-type="float" office:value="3.42119907146266" calcext:value-type="float">
            <text:p>3.42119907146266</text:p>
          </table:table-cell>
          <table:table-cell table:formula="of:=[.J355]/[.H355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formula="of:=[.G356]/[.I356]" office:value-type="float" office:value="3.46697549229512" calcext:value-type="float">
            <text:p>3.46697549229512</text:p>
          </table:table-cell>
          <table:table-cell table:formula="of:=[.J356]/[.H356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formula="of:=[.G357]/[.I357]" office:value-type="float" office:value="3.49148531417242" calcext:value-type="float">
            <text:p>3.49148531417242</text:p>
          </table:table-cell>
          <table:table-cell table:formula="of:=[.J357]/[.H357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formula="of:=[.G358]/[.I358]" office:value-type="float" office:value="4.64344126768494" calcext:value-type="float">
            <text:p>4.64344126768494</text:p>
          </table:table-cell>
          <table:table-cell table:formula="of:=[.J358]/[.H358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formula="of:=[.G359]/[.I359]" office:value-type="float" office:value="4.7143110981516" calcext:value-type="float">
            <text:p>4.7143110981516</text:p>
          </table:table-cell>
          <table:table-cell table:formula="of:=[.J359]/[.H359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formula="of:=[.G360]/[.I360]" office:value-type="float" office:value="4.83200578610208" calcext:value-type="float">
            <text:p>4.83200578610208</text:p>
          </table:table-cell>
          <table:table-cell table:formula="of:=[.J360]/[.H360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formula="of:=[.G361]/[.I361]" office:value-type="float" office:value="4.97398654914248" calcext:value-type="float">
            <text:p>4.97398654914248</text:p>
          </table:table-cell>
          <table:table-cell table:formula="of:=[.J361]/[.H361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formula="of:=[.G362]/[.I362]" office:value-type="float" office:value="3.45075314984176" calcext:value-type="float">
            <text:p>3.45075314984176</text:p>
          </table:table-cell>
          <table:table-cell table:formula="of:=[.J362]/[.H362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formula="of:=[.G363]/[.I363]" office:value-type="float" office:value="3.50044628367413" calcext:value-type="float">
            <text:p>3.50044628367413</text:p>
          </table:table-cell>
          <table:table-cell table:formula="of:=[.J363]/[.H363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formula="of:=[.G364]/[.I364]" office:value-type="float" office:value="3.54713879175812" calcext:value-type="float">
            <text:p>3.54713879175812</text:p>
          </table:table-cell>
          <table:table-cell table:formula="of:=[.J364]/[.H364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formula="of:=[.G365]/[.I365]" office:value-type="float" office:value="3.56357686800452" calcext:value-type="float">
            <text:p>3.56357686800452</text:p>
          </table:table-cell>
          <table:table-cell table:formula="of:=[.J365]/[.H365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formula="of:=[.G366]/[.I366]" office:value-type="float" office:value="2.84777722117324" calcext:value-type="float">
            <text:p>2.84777722117324</text:p>
          </table:table-cell>
          <table:table-cell table:formula="of:=[.J366]/[.H366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formula="of:=[.G367]/[.I367]" office:value-type="float" office:value="2.85963023739197" calcext:value-type="float">
            <text:p>2.85963023739197</text:p>
          </table:table-cell>
          <table:table-cell table:formula="of:=[.J367]/[.H367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formula="of:=[.G368]/[.I368]" office:value-type="float" office:value="2.8373946984414" calcext:value-type="float">
            <text:p>2.8373946984414</text:p>
          </table:table-cell>
          <table:table-cell table:formula="of:=[.J368]/[.H368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formula="of:=[.G369]/[.I369]" office:value-type="float" office:value="2.77060282728611" calcext:value-type="float">
            <text:p>2.77060282728611</text:p>
          </table:table-cell>
          <table:table-cell table:formula="of:=[.J369]/[.H369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formula="of:=[.G370]/[.I370]" office:value-type="float" office:value="3.8505454061724" calcext:value-type="float">
            <text:p>3.8505454061724</text:p>
          </table:table-cell>
          <table:table-cell table:formula="of:=[.J370]/[.H370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formula="of:=[.G371]/[.I371]" office:value-type="float" office:value="3.9148931338448" calcext:value-type="float">
            <text:p>3.9148931338448</text:p>
          </table:table-cell>
          <table:table-cell table:formula="of:=[.J371]/[.H371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formula="of:=[.G372]/[.I372]" office:value-type="float" office:value="3.9856670771437" calcext:value-type="float">
            <text:p>3.9856670771437</text:p>
          </table:table-cell>
          <table:table-cell table:formula="of:=[.J372]/[.H372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formula="of:=[.G373]/[.I373]" office:value-type="float" office:value="4.06102700045927" calcext:value-type="float">
            <text:p>4.06102700045927</text:p>
          </table:table-cell>
          <table:table-cell table:formula="of:=[.J373]/[.H373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formula="of:=[.G374]/[.I374]" office:value-type="float" office:value="3.37107727500179" calcext:value-type="float">
            <text:p>3.37107727500179</text:p>
          </table:table-cell>
          <table:table-cell table:formula="of:=[.J374]/[.H374]" office:value-type="float" office:value="1.2125179987386" calcext:value-type="float">
            <text:p>1.2125179987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formula="of:=[.G375]/[.I375]" office:value-type="float" office:value="3.41861343513931" calcext:value-type="float">
            <text:p>3.41861343513931</text:p>
          </table:table-cell>
          <table:table-cell table:formula="of:=[.J375]/[.H375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formula="of:=[.G376]/[.I376]" office:value-type="float" office:value="3.46859606939505" calcext:value-type="float">
            <text:p>3.46859606939505</text:p>
          </table:table-cell>
          <table:table-cell table:formula="of:=[.J376]/[.H376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formula="of:=[.G377]/[.I377]" office:value-type="float" office:value="3.50499081827057" calcext:value-type="float">
            <text:p>3.50499081827057</text:p>
          </table:table-cell>
          <table:table-cell table:formula="of:=[.J377]/[.H377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formula="of:=[.G378]/[.I378]" office:value-type="float" office:value="2.77691450132922" calcext:value-type="float">
            <text:p>2.77691450132922</text:p>
          </table:table-cell>
          <table:table-cell table:formula="of:=[.J378]/[.H378]" office:value-type="float" office:value="1.17757197757198" calcext:value-type="float">
            <text:p>1.17757197757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formula="of:=[.G379]/[.I379]" office:value-type="float" office:value="2.7986506365913" calcext:value-type="float">
            <text:p>2.7986506365913</text:p>
          </table:table-cell>
          <table:table-cell table:formula="of:=[.J379]/[.H379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formula="of:=[.G380]/[.I380]" office:value-type="float" office:value="2.80176304149281" calcext:value-type="float">
            <text:p>2.80176304149281</text:p>
          </table:table-cell>
          <table:table-cell table:formula="of:=[.J380]/[.H380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formula="of:=[.G381]/[.I381]" office:value-type="float" office:value="2.75710984143288" calcext:value-type="float">
            <text:p>2.75710984143288</text:p>
          </table:table-cell>
          <table:table-cell table:formula="of:=[.J381]/[.H381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formula="of:=[.G382]/[.I382]" office:value-type="float" office:value="3.74446625575639" calcext:value-type="float">
            <text:p>3.74446625575639</text:p>
          </table:table-cell>
          <table:table-cell table:formula="of:=[.J382]/[.H382]" office:value-type="float" office:value="1.2255326195739" calcext:value-type="float">
            <text:p>1.2255326195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formula="of:=[.G383]/[.I383]" office:value-type="float" office:value="3.80112080928801" calcext:value-type="float">
            <text:p>3.80112080928801</text:p>
          </table:table-cell>
          <table:table-cell table:formula="of:=[.J383]/[.H383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formula="of:=[.G384]/[.I384]" office:value-type="float" office:value="3.87318560809915" calcext:value-type="float">
            <text:p>3.87318560809915</text:p>
          </table:table-cell>
          <table:table-cell table:formula="of:=[.J384]/[.H384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formula="of:=[.G385]/[.I385]" office:value-type="float" office:value="3.95391107045126" calcext:value-type="float">
            <text:p>3.95391107045126</text:p>
          </table:table-cell>
          <table:table-cell table:formula="of:=[.J385]/[.H385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formula="of:=[.G386]/[.I386]" office:value-type="float" office:value="4.05451588250279" calcext:value-type="float">
            <text:p>4.05451588250279</text:p>
          </table:table-cell>
          <table:table-cell table:formula="of:=[.J386]/[.H386]" office:value-type="float" office:value="1.22575255612041" calcext:value-type="float">
            <text:p>1.2257525561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formula="of:=[.G387]/[.I387]" office:value-type="float" office:value="4.09732237882571" calcext:value-type="float">
            <text:p>4.09732237882571</text:p>
          </table:table-cell>
          <table:table-cell table:formula="of:=[.J387]/[.H387]" office:value-type="float" office:value="1.23589548318062" calcext:value-type="float">
            <text:p>1.23589548318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formula="of:=[.G388]/[.I388]" office:value-type="float" office:value="4.18401262886861" calcext:value-type="float">
            <text:p>4.18401262886861</text:p>
          </table:table-cell>
          <table:table-cell table:formula="of:=[.J388]/[.H388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formula="of:=[.G389]/[.I389]" office:value-type="float" office:value="4.28485079244206" calcext:value-type="float">
            <text:p>4.28485079244206</text:p>
          </table:table-cell>
          <table:table-cell table:formula="of:=[.J389]/[.H389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formula="of:=[.G390]/[.I390]" office:value-type="float" office:value="3.29964905147602" calcext:value-type="float">
            <text:p>3.29964905147602</text:p>
          </table:table-cell>
          <table:table-cell table:formula="of:=[.J390]/[.H390]" office:value-type="float" office:value="1.2668890413887" calcext:value-type="float">
            <text:p>1.266889041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formula="of:=[.G391]/[.I391]" office:value-type="float" office:value="3.33160190583935" calcext:value-type="float">
            <text:p>3.33160190583935</text:p>
          </table:table-cell>
          <table:table-cell table:formula="of:=[.J391]/[.H391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formula="of:=[.G392]/[.I392]" office:value-type="float" office:value="3.37920822942643" calcext:value-type="float">
            <text:p>3.37920822942643</text:p>
          </table:table-cell>
          <table:table-cell table:formula="of:=[.J392]/[.H392]" office:value-type="float" office:value="1.28804450869792" calcext:value-type="float">
            <text:p>1.28804450869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formula="of:=[.G393]/[.I393]" office:value-type="float" office:value="3.42300197166307" calcext:value-type="float">
            <text:p>3.42300197166307</text:p>
          </table:table-cell>
          <table:table-cell table:formula="of:=[.J393]/[.H393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formula="of:=[.G394]/[.I394]" office:value-type="float" office:value="4.56512361795355" calcext:value-type="float">
            <text:p>4.56512361795355</text:p>
          </table:table-cell>
          <table:table-cell table:formula="of:=[.J394]/[.H394]" office:value-type="float" office:value="1.31765032659242" calcext:value-type="float">
            <text:p>1.31765032659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formula="of:=[.G395]/[.I395]" office:value-type="float" office:value="4.60396403346835" calcext:value-type="float">
            <text:p>4.60396403346835</text:p>
          </table:table-cell>
          <table:table-cell table:formula="of:=[.J395]/[.H395]" office:value-type="float" office:value="1.35916995973755" calcext:value-type="float">
            <text:p>1.3591699597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formula="of:=[.G396]/[.I396]" office:value-type="float" office:value="4.6972601062427" calcext:value-type="float">
            <text:p>4.6972601062427</text:p>
          </table:table-cell>
          <table:table-cell table:formula="of:=[.J396]/[.H396]" office:value-type="float" office:value="1.36650577864092" calcext:value-type="float">
            <text:p>1.36650577864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formula="of:=[.G397]/[.I397]" office:value-type="float" office:value="4.83434947434244" calcext:value-type="float">
            <text:p>4.83434947434244</text:p>
          </table:table-cell>
          <table:table-cell table:formula="of:=[.J397]/[.H397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formula="of:=[.G398]/[.I398]" office:value-type="float" office:value="5.07799119158307" calcext:value-type="float">
            <text:p>5.07799119158307</text:p>
          </table:table-cell>
          <table:table-cell table:formula="of:=[.J398]/[.H398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formula="of:=[.G399]/[.I399]" office:value-type="float" office:value="5.07819827902614" calcext:value-type="float">
            <text:p>5.07819827902614</text:p>
          </table:table-cell>
          <table:table-cell table:formula="of:=[.J399]/[.H399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formula="of:=[.G400]/[.I400]" office:value-type="float" office:value="5.08526788451973" calcext:value-type="float">
            <text:p>5.08526788451973</text:p>
          </table:table-cell>
          <table:table-cell table:formula="of:=[.J400]/[.H400]" office:value-type="float" office:value="1.27083460416997" calcext:value-type="float">
            <text:p>1.27083460416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formula="of:=[.G401]/[.I401]" office:value-type="float" office:value="5.14912602540584" calcext:value-type="float">
            <text:p>5.14912602540584</text:p>
          </table:table-cell>
          <table:table-cell table:formula="of:=[.J401]/[.H401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formula="of:=[.G402]/[.I402]" office:value-type="float" office:value="4.01039115659074" calcext:value-type="float">
            <text:p>4.01039115659074</text:p>
          </table:table-cell>
          <table:table-cell table:formula="of:=[.J402]/[.H402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formula="of:=[.G403]/[.I403]" office:value-type="float" office:value="4.01058121307127" calcext:value-type="float">
            <text:p>4.01058121307127</text:p>
          </table:table-cell>
          <table:table-cell table:formula="of:=[.J403]/[.H403]" office:value-type="float" office:value="1.35057183142723" calcext:value-type="float">
            <text:p>1.350571831427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formula="of:=[.G404]/[.I404]" office:value-type="float" office:value="4.01850086261691" calcext:value-type="float">
            <text:p>4.01850086261691</text:p>
          </table:table-cell>
          <table:table-cell table:formula="of:=[.J404]/[.H404]" office:value-type="float" office:value="1.35631966897159" calcext:value-type="float">
            <text:p>1.35631966897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formula="of:=[.G405]/[.I405]" office:value-type="float" office:value="4.07333981061658" calcext:value-type="float">
            <text:p>4.07333981061658</text:p>
          </table:table-cell>
          <table:table-cell table:formula="of:=[.J405]/[.H405]" office:value-type="float" office:value="1.3561285204284" calcext:value-type="float">
            <text:p>1.3561285204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formula="of:=[.G406]/[.I406]" office:value-type="float" office:value="5.77928287839654" calcext:value-type="float">
            <text:p>5.77928287839654</text:p>
          </table:table-cell>
          <table:table-cell table:formula="of:=[.J406]/[.H406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formula="of:=[.G407]/[.I407]" office:value-type="float" office:value="5.77935447107136" calcext:value-type="float">
            <text:p>5.77935447107136</text:p>
          </table:table-cell>
          <table:table-cell table:formula="of:=[.J407]/[.H407]" office:value-type="float" office:value="1.29955396124891" calcext:value-type="float">
            <text:p>1.29955396124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formula="of:=[.G408]/[.I408]" office:value-type="float" office:value="5.78410105670487" calcext:value-type="float">
            <text:p>5.78410105670487</text:p>
          </table:table-cell>
          <table:table-cell table:formula="of:=[.J408]/[.H408]" office:value-type="float" office:value="1.30506707114756" calcext:value-type="float">
            <text:p>1.3050670711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formula="of:=[.G409]/[.I409]" office:value-type="float" office:value="5.84358874562141" calcext:value-type="float">
            <text:p>5.84358874562141</text:p>
          </table:table-cell>
          <table:table-cell table:formula="of:=[.J409]/[.H409]" office:value-type="float" office:value="1.31030568103057" calcext:value-type="float">
            <text:p>1.31030568103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formula="of:=[.G410]/[.I410]" office:value-type="float" office:value="3.45075314984176" calcext:value-type="float">
            <text:p>3.45075314984176</text:p>
          </table:table-cell>
          <table:table-cell table:formula="of:=[.J410]/[.H410]" office:value-type="float" office:value="1.21783729536971" calcext:value-type="float">
            <text:p>1.21783729536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formula="of:=[.G411]/[.I411]" office:value-type="float" office:value="3.50044628367413" calcext:value-type="float">
            <text:p>3.50044628367413</text:p>
          </table:table-cell>
          <table:table-cell table:formula="of:=[.J411]/[.H411]" office:value-type="float" office:value="1.20672148070195" calcext:value-type="float">
            <text:p>1.20672148070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formula="of:=[.G412]/[.I412]" office:value-type="float" office:value="3.54713879175812" calcext:value-type="float">
            <text:p>3.54713879175812</text:p>
          </table:table-cell>
          <table:table-cell table:formula="of:=[.J412]/[.H412]" office:value-type="float" office:value="1.20621223088873" calcext:value-type="float">
            <text:p>1.20621223088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formula="of:=[.G413]/[.I413]" office:value-type="float" office:value="3.56357686800452" calcext:value-type="float">
            <text:p>3.56357686800452</text:p>
          </table:table-cell>
          <table:table-cell table:formula="of:=[.J413]/[.H413]" office:value-type="float" office:value="1.3275335369903" calcext:value-type="float">
            <text:p>1.3275335369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formula="of:=[.G414]/[.I414]" office:value-type="float" office:value="2.84777722117324" calcext:value-type="float">
            <text:p>2.84777722117324</text:p>
          </table:table-cell>
          <table:table-cell table:formula="of:=[.J414]/[.H414]" office:value-type="float" office:value="1.18309918309918" calcext:value-type="float">
            <text:p>1.18309918309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formula="of:=[.G415]/[.I415]" office:value-type="float" office:value="2.85963023739197" calcext:value-type="float">
            <text:p>2.85963023739197</text:p>
          </table:table-cell>
          <table:table-cell table:formula="of:=[.J415]/[.H415]" office:value-type="float" office:value="1.24821521771548" calcext:value-type="float">
            <text:p>1.248215217715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formula="of:=[.G416]/[.I416]" office:value-type="float" office:value="2.8373946984414" calcext:value-type="float">
            <text:p>2.8373946984414</text:p>
          </table:table-cell>
          <table:table-cell table:formula="of:=[.J416]/[.H416]" office:value-type="float" office:value="1.24192539223586" calcext:value-type="float">
            <text:p>1.24192539223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formula="of:=[.G417]/[.I417]" office:value-type="float" office:value="2.77060282728611" calcext:value-type="float">
            <text:p>2.77060282728611</text:p>
          </table:table-cell>
          <table:table-cell table:formula="of:=[.J417]/[.H417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formula="of:=[.G418]/[.I418]" office:value-type="float" office:value="3.8505454061724" calcext:value-type="float">
            <text:p>3.8505454061724</text:p>
          </table:table-cell>
          <table:table-cell table:formula="of:=[.J418]/[.H418]" office:value-type="float" office:value="1.23076701538639" calcext:value-type="float">
            <text:p>1.23076701538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formula="of:=[.G419]/[.I419]" office:value-type="float" office:value="3.9148931338448" calcext:value-type="float">
            <text:p>3.9148931338448</text:p>
          </table:table-cell>
          <table:table-cell table:formula="of:=[.J419]/[.H419]" office:value-type="float" office:value="1.30970543044713" calcext:value-type="float">
            <text:p>1.30970543044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formula="of:=[.G420]/[.I420]" office:value-type="float" office:value="3.9856670771437" calcext:value-type="float">
            <text:p>3.9856670771437</text:p>
          </table:table-cell>
          <table:table-cell table:formula="of:=[.J420]/[.H420]" office:value-type="float" office:value="1.30040882428456" calcext:value-type="float">
            <text:p>1.30040882428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formula="of:=[.G421]/[.I421]" office:value-type="float" office:value="4.06102700045927" calcext:value-type="float">
            <text:p>4.06102700045927</text:p>
          </table:table-cell>
          <table:table-cell table:formula="of:=[.J421]/[.H421]" office:value-type="float" office:value="1.23861778657873" calcext:value-type="float">
            <text:p>1.23861778657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formula="of:=[.G422]/[.I422]" office:value-type="float" office:value="4.15751298849072" calcext:value-type="float">
            <text:p>4.15751298849072</text:p>
          </table:table-cell>
          <table:table-cell table:formula="of:=[.J422]/[.H422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formula="of:=[.G423]/[.I423]" office:value-type="float" office:value="4.22617215528119" calcext:value-type="float">
            <text:p>4.22617215528119</text:p>
          </table:table-cell>
          <table:table-cell table:formula="of:=[.J423]/[.H423]" office:value-type="float" office:value="1.24120230010267" calcext:value-type="float">
            <text:p>1.24120230010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formula="of:=[.G424]/[.I424]" office:value-type="float" office:value="4.32481383250026" calcext:value-type="float">
            <text:p>4.32481383250026</text:p>
          </table:table-cell>
          <table:table-cell table:formula="of:=[.J424]/[.H424]" office:value-type="float" office:value="1.23559372281433" calcext:value-type="float">
            <text:p>1.2355937228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formula="of:=[.G425]/[.I425]" office:value-type="float" office:value="4.4241796455921" calcext:value-type="float">
            <text:p>4.4241796455921</text:p>
          </table:table-cell>
          <table:table-cell table:formula="of:=[.J425]/[.H425]" office:value-type="float" office:value="1.40702907309986" calcext:value-type="float">
            <text:p>1.40702907309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formula="of:=[.G426]/[.I426]" office:value-type="float" office:value="3.37645059351515" calcext:value-type="float">
            <text:p>3.37645059351515</text:p>
          </table:table-cell>
          <table:table-cell table:formula="of:=[.J426]/[.H426]" office:value-type="float" office:value="1.26712731712732" calcext:value-type="float">
            <text:p>1.26712731712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formula="of:=[.G427]/[.I427]" office:value-type="float" office:value="3.42119907146266" calcext:value-type="float">
            <text:p>3.42119907146266</text:p>
          </table:table-cell>
          <table:table-cell table:formula="of:=[.J427]/[.H427]" office:value-type="float" office:value="1.29424944424944" calcext:value-type="float">
            <text:p>1.29424944424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formula="of:=[.G428]/[.I428]" office:value-type="float" office:value="3.46697549229512" calcext:value-type="float">
            <text:p>3.46697549229512</text:p>
          </table:table-cell>
          <table:table-cell table:formula="of:=[.J428]/[.H428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formula="of:=[.G429]/[.I429]" office:value-type="float" office:value="3.49148531417242" calcext:value-type="float">
            <text:p>3.49148531417242</text:p>
          </table:table-cell>
          <table:table-cell table:formula="of:=[.J429]/[.H429]" office:value-type="float" office:value="1.28218732821873" calcext:value-type="float">
            <text:p>1.2821873282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formula="of:=[.G430]/[.I430]" office:value-type="float" office:value="4.64344126768494" calcext:value-type="float">
            <text:p>4.64344126768494</text:p>
          </table:table-cell>
          <table:table-cell table:formula="of:=[.J430]/[.H430]" office:value-type="float" office:value="1.29914896785525" calcext:value-type="float">
            <text:p>1.2991489678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formula="of:=[.G431]/[.I431]" office:value-type="float" office:value="4.7143110981516" calcext:value-type="float">
            <text:p>4.7143110981516</text:p>
          </table:table-cell>
          <table:table-cell table:formula="of:=[.J431]/[.H431]" office:value-type="float" office:value="1.37059163435729" calcext:value-type="float">
            <text:p>1.37059163435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formula="of:=[.G432]/[.I432]" office:value-type="float" office:value="4.83200578610208" calcext:value-type="float">
            <text:p>4.83200578610208</text:p>
          </table:table-cell>
          <table:table-cell table:formula="of:=[.J432]/[.H432]" office:value-type="float" office:value="1.3711943793911" calcext:value-type="float">
            <text:p>1.3711943793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formula="of:=[.G433]/[.I433]" office:value-type="float" office:value="4.97398654914248" calcext:value-type="float">
            <text:p>4.97398654914248</text:p>
          </table:table-cell>
          <table:table-cell table:formula="of:=[.J433]/[.H433]" office:value-type="float" office:value="1.27400720107582" calcext:value-type="float">
            <text:p>1.27400720107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formula="of:=[.G434]/[.I434]" office:value-type="float" office:value="5.18885020205181" calcext:value-type="float">
            <text:p>5.18885020205181</text:p>
          </table:table-cell>
          <table:table-cell table:formula="of:=[.J434]/[.H43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formula="of:=[.G435]/[.I435]" office:value-type="float" office:value="5.19395890831033" calcext:value-type="float">
            <text:p>5.19395890831033</text:p>
          </table:table-cell>
          <table:table-cell table:formula="of:=[.J435]/[.H435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formula="of:=[.G436]/[.I436]" office:value-type="float" office:value="5.23145168890265" calcext:value-type="float">
            <text:p>5.23145168890265</text:p>
          </table:table-cell>
          <table:table-cell table:formula="of:=[.J436]/[.H43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formula="of:=[.G437]/[.I437]" office:value-type="float" office:value="5.33563901685471" calcext:value-type="float">
            <text:p>5.33563901685471</text:p>
          </table:table-cell>
          <table:table-cell table:formula="of:=[.J437]/[.H437]" office:value-type="float" office:value="1.5214352761726" calcext:value-type="float">
            <text:p>1.5214352761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formula="of:=[.G438]/[.I438]" office:value-type="float" office:value="4.11307412628923" calcext:value-type="float">
            <text:p>4.11307412628923</text:p>
          </table:table-cell>
          <table:table-cell table:formula="of:=[.J438]/[.H438]" office:value-type="float" office:value="1.35652275652276" calcext:value-type="float">
            <text:p>1.35652275652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formula="of:=[.G439]/[.I439]" office:value-type="float" office:value="4.1175775062652" calcext:value-type="float">
            <text:p>4.1175775062652</text:p>
          </table:table-cell>
          <table:table-cell table:formula="of:=[.J439]/[.H43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formula="of:=[.G440]/[.I440]" office:value-type="float" office:value="4.1476913132042" calcext:value-type="float">
            <text:p>4.1476913132042</text:p>
          </table:table-cell>
          <table:table-cell table:formula="of:=[.J440]/[.H440]" office:value-type="float" office:value="1.36218818587308" calcext:value-type="float">
            <text:p>1.36218818587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formula="of:=[.G441]/[.I441]" office:value-type="float" office:value="4.21602334139094" calcext:value-type="float">
            <text:p>4.21602334139094</text:p>
          </table:table-cell>
          <table:table-cell table:formula="of:=[.J441]/[.H441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formula="of:=[.G442]/[.I442]" office:value-type="float" office:value="5.88072163951859" calcext:value-type="float">
            <text:p>5.88072163951859</text:p>
          </table:table-cell>
          <table:table-cell table:formula="of:=[.J442]/[.H442]" office:value-type="float" office:value="1.36682461682462" calcext:value-type="float">
            <text:p>1.36682461682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formula="of:=[.G443]/[.I443]" office:value-type="float" office:value="5.88392803163126" calcext:value-type="float">
            <text:p>5.88392803163126</text:p>
          </table:table-cell>
          <table:table-cell table:formula="of:=[.J443]/[.H443]" office:value-type="float" office:value="1.37266248758908" calcext:value-type="float">
            <text:p>1.372662487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formula="of:=[.G444]/[.I444]" office:value-type="float" office:value="5.918084996255" calcext:value-type="float">
            <text:p>5.918084996255</text:p>
          </table:table-cell>
          <table:table-cell table:formula="of:=[.J444]/[.H444]" office:value-type="float" office:value="1.35944469355486" calcext:value-type="float">
            <text:p>1.35944469355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formula="of:=[.G445]/[.I445]" office:value-type="float" office:value="6.03919832933329" calcext:value-type="float">
            <text:p>6.03919832933329</text:p>
          </table:table-cell>
          <table:table-cell table:formula="of:=[.J445]/[.H445]" office:value-type="float" office:value="1.32190315719032" calcext:value-type="float">
            <text:p>1.321903157190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AVERAGE([.K230:.K445])" office:value-type="float" office:value="0.139768518518519" calcext:value-type="float">
            <text:p>0.139768518518519</text:p>
          </table:table-cell>
          <table:table-cell table:number-columns-repeated="4"/>
          <table:table-cell table:style-name="Default" table:formula="of:=AVERAGE([.P230:.P445])" office:value-type="float" office:value="4.22877764315392" calcext:value-type="float">
            <text:p>4.22877764315392</text:p>
          </table:table-cell>
          <table:table-cell table:style-name="Default" table:formula="of:=AVERAGE([.Q230:.Q445])" office:value-type="float" office:value="1.29875954854297" calcext:value-type="float">
            <text:p>1.2987595485429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ansac_trans</text:p>
          </table:table-cell>
          <table:table-cell table:style-name="ce2" office:value-type="string" calcext:value-type="string">
            <text:p>ransac_thresh</text:p>
          </table:table-cell>
          <table:table-cell table:style-name="ce2" office:value-type="string" calcext:value-type="string">
            <text:p>ransac_iter</text:p>
          </table:table-cell>
          <table:table-cell table:style-name="ce2" office:value-type="string" calcext:value-type="string">
            <text:p>ransac_conf</text:p>
          </table:table-cell>
          <table:table-cell table:style-name="ce2" office:value-type="string" calcext:value-type="string">
            <text:p>median_rat</text:p>
          </table:table-cell>
          <table:table-cell table:style-name="ce2" office:value-type="string" calcext:value-type="string">
            <text:p>sing_compare</text:p>
          </table:table-cell>
          <table:table-cell table:style-name="ce2" office:value-type="string" calcext:value-type="string">
            <text:p>gen_mean</text:p>
          </table:table-cell>
          <table:table-cell table:style-name="ce2" office:value-type="string" calcext:value-type="string">
            <text:p>gen_low</text:p>
          </table:table-cell>
          <table:table-cell table:style-name="ce2" office:value-type="string" calcext:value-type="string">
            <text:p>imp_mean</text:p>
          </table:table-cell>
          <table:table-cell table:style-name="ce2" office:value-type="string" calcext:value-type="string">
            <text:p>imp_high</text:p>
          </table:table-cell>
          <table:table-cell table:style-name="ce2" office:value-type="string" calcext:value-type="string">
            <text:p>eer_pcnt</text:p>
          </table:table-cell>
          <table:table-cell table:style-name="ce2" office:value-type="string" calcext:value-type="string">
            <text:p>eer_val</text:p>
          </table:table-cell>
          <table:table-cell table:style-name="ce2" office:value-type="string" calcext:value-type="string">
            <text:p>frr(eer)</text:p>
          </table:table-cell>
          <table:table-cell table:style-name="ce2" office:value-type="string" calcext:value-type="string">
            <text:p>far(eer)</text:p>
          </table:table-cell>
          <table:table-cell table:style-name="ce2" office:value-type="string" calcext:value-type="string">
            <text:p>time(ms)</text:p>
          </table:table-cell>
          <table:table-cell table:style-name="ce4" office:value-type="string" calcext:value-type="string">
            <text:p>gm/im</text:p>
          </table:table-cell>
          <table:table-cell table:style-name="ce4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table:number-columns-repeated="15"/>
          <table:table-cell table:style-name="Default" table:number-columns-repeated="2"/>
          <table:table-cell office:value-type="string" calcext:value-type="string" table:number-columns-spanned="4" table:number-rows-spanned="1">
            <text:p>Nota: Padding corregido en gabor, des=pre.grayscale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0:41:16.823394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6T00:57:46.828473011</dc:date>
    <meta:editing-duration>PT2H21M24S</meta:editing-duration>
    <meta:editing-cycles>36</meta:editing-cycles>
    <meta:generator>LibreOffice/7.0.3.1$Linux_X86_64 LibreOffice_project/00$Build-1</meta:generator>
    <meta:document-statistic meta:table-count="1" meta:cell-count="7618" meta:object-count="0"/>
  </office:meta>
</office:document-meta>
</file>